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>
      <style:table-cell-properties fo:background-color="#ffe994" fo:border="0.74pt solid #000000"/>
    </style:style>
    <style:style style:name="ce5" style:family="table-cell" style:parent-style-name="Default" style:data-style-name="N10000"/>
    <style:style style:name="ce8" style:family="table-cell" style:parent-style-name="Default" style:data-style-name="N10061"/>
    <style:style style:name="ce9" style:family="table-cell" style:parent-style-name="Default" style:data-style-name="N10000">
      <style:table-cell-properties fo:background-color="#b4c7dc" fo:border="0.74pt solid #000000"/>
    </style:style>
    <style:style style:name="ce10" style:family="table-cell" style:parent-style-name="Default" style:data-style-name="N10000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2" table:number-columns-repeated="1009" table:default-cell-style-name="ce5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descriptors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_pcnt</text:p>
          </table:table-cell>
          <table:table-cell table:style-name="ce1" office:value-type="string" calcext:value-type="string">
            <text:p>eer_val</text:p>
          </table:table-cell>
          <table:table-cell table:style-name="ce1" office:value-type="string" calcext:value-type="string">
            <text:p>frr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time(ms)</text:p>
          </table:table-cell>
          <table:table-cell table:style-name="ce9" office:value-type="string" calcext:value-type="string">
            <text:p>gm/im</text:p>
          </table:table-cell>
          <table:table-cell table:style-name="ce9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office:value-type="float" office:value="35284335" calcext:value-type="float">
            <text:p>35284335</text:p>
          </table:table-cell>
          <table:table-cell office:value-type="float" office:value="588.07225" calcext:value-type="float">
            <text:p>588.07225</text:p>
          </table:table-cell>
          <table:table-cell office:value-type="float" office:value="9.80120416666667" calcext:value-type="float">
            <text:p>9.801204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548299" calcext:value-type="float">
            <text:p>33548299</text:p>
          </table:table-cell>
          <table:table-cell office:value-type="float" office:value="559.138316666667" calcext:value-type="float">
            <text:p>559.138316666667</text:p>
          </table:table-cell>
          <table:table-cell office:value-type="float" office:value="9.31897194444445" calcext:value-type="float">
            <text:p>9.318971944444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style-name="ce10" office:value-type="float" office:value="5.27306131111878" calcext:value-type="float">
            <text:p>5.2730613111187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style-name="ce10" office:value-type="float" office:value="5.27930166280252" calcext:value-type="float">
            <text:p>5.27930166280252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style-name="ce10" office:value-type="float" office:value="5.32179849498889" calcext:value-type="float">
            <text:p>5.32179849498889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style-name="ce10" office:value-type="float" office:value="5.42721444980947" calcext:value-type="float">
            <text:p>5.42721444980947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style-name="ce10" office:value-type="float" office:value="4.19074304690743" calcext:value-type="float">
            <text:p>4.19074304690743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style-name="ce10" office:value-type="float" office:value="4.19705853937678" calcext:value-type="float">
            <text:p>4.19705853937678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style-name="ce10" office:value-type="float" office:value="4.22494063899492" calcext:value-type="float">
            <text:p>4.2249406389949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style-name="ce10" office:value-type="float" office:value="4.29173911036573" calcext:value-type="float">
            <text:p>4.29173911036573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style-name="ce10" office:value-type="float" office:value="5.9478229514108" calcext:value-type="float">
            <text:p>5.94782295141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style-name="ce10" office:value-type="float" office:value="5.95070994280766" calcext:value-type="float">
            <text:p>5.95070994280766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style-name="ce10" office:value-type="float" office:value="5.98951968771215" calcext:value-type="float">
            <text:p>5.98951968771215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style-name="ce10" office:value-type="float" office:value="6.11154562383612" calcext:value-type="float">
            <text:p>6.11154562383612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style-name="ce10" office:value-type="float" office:value="4.21993276531618" calcext:value-type="float">
            <text:p>4.219932765316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style-name="ce10" office:value-type="float" office:value="4.2909819481045" calcext:value-type="float">
            <text:p>4.2909819481045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style-name="ce10" office:value-type="float" office:value="4.38367996421" calcext:value-type="float">
            <text:p>4.3836799642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style-name="ce10" office:value-type="float" office:value="4.47978449433587" calcext:value-type="float">
            <text:p>4.47978449433587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style-name="ce10" office:value-type="float" office:value="3.43444078650911" calcext:value-type="float">
            <text:p>3.43444078650911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style-name="ce10" office:value-type="float" office:value="3.47641136671177" calcext:value-type="float">
            <text:p>3.47641136671177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style-name="ce10" office:value-type="float" office:value="3.51657780739753" calcext:value-type="float">
            <text:p>3.51657780739753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style-name="ce10" office:value-type="float" office:value="3.53361844892538" calcext:value-type="float">
            <text:p>3.53361844892538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style-name="ce10" office:value-type="float" office:value="4.81208230422781" calcext:value-type="float">
            <text:p>4.8120823042278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style-name="ce10" office:value-type="float" office:value="3.52715743365316" calcext:value-type="float">
            <text:p>3.52715743365316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style-name="ce10" office:value-type="float" office:value="3.57937147461724" calcext:value-type="float">
            <text:p>3.57937147461724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style-name="ce10" office:value-type="float" office:value="3.62657176749703" calcext:value-type="float">
            <text:p>3.62657176749703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style-name="ce10" office:value-type="float" office:value="3.63509936899722" calcext:value-type="float">
            <text:p>3.6350993689972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style-name="ce10" office:value-type="float" office:value="2.90521006677818" calcext:value-type="float">
            <text:p>2.90521006677818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style-name="ce10" office:value-type="float" office:value="2.91546470156299" calcext:value-type="float">
            <text:p>2.91546470156299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style-name="ce10" office:value-type="float" office:value="2.89240661989277" calcext:value-type="float">
            <text:p>2.89240661989277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style-name="ce10" office:value-type="float" office:value="2.82194467997342" calcext:value-type="float">
            <text:p>2.82194467997342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style-name="ce10" office:value-type="float" office:value="3.93088298170345" calcext:value-type="float">
            <text:p>3.93088298170345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style-name="ce10" office:value-type="float" office:value="3.99823367565303" calcext:value-type="float">
            <text:p>3.9982336756530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style-name="ce10" office:value-type="float" office:value="4.07667657169493" calcext:value-type="float">
            <text:p>4.07667657169493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style-name="ce10" office:value-type="float" office:value="4.14223135883465" calcext:value-type="float">
            <text:p>4.14223135883465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827937" calcext:value-type="float">
            <text:p>33827937</text:p>
          </table:table-cell>
          <table:table-cell office:value-type="float" office:value="563.79895" calcext:value-type="float">
            <text:p>563.79895</text:p>
          </table:table-cell>
          <table:table-cell office:value-type="float" office:value="9.39664916666667" calcext:value-type="float">
            <text:p>9.396649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style-name="ce10" office:value-type="float" office:value="3.40748438274665" calcext:value-type="float">
            <text:p>3.40748438274665</text:p>
          </table:table-cell>
          <table:table-cell table:style-name="ce10" office:value-type="float" office:value="1.21271897774179" calcext:value-type="float">
            <text:p>1.212718977741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style-name="ce10" office:value-type="float" office:value="3.45740095768275" calcext:value-type="float">
            <text:p>3.4574009576827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style-name="ce10" office:value-type="float" office:value="3.51370935501066" calcext:value-type="float">
            <text:p>3.51370935501066</text:p>
          </table:table-cell>
          <table:table-cell table:style-name="ce10" office:value-type="float" office:value="1.19802044092379" calcext:value-type="float">
            <text:p>1.198020440923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style-name="ce10" office:value-type="float" office:value="3.54685676529141" calcext:value-type="float">
            <text:p>3.5468567652914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style-name="ce10" office:value-type="float" office:value="2.83109920719949" calcext:value-type="float">
            <text:p>2.83109920719949</text:p>
          </table:table-cell>
          <table:table-cell table:style-name="ce10" office:value-type="float" office:value="1.17169814445282" calcext:value-type="float">
            <text:p>1.171698144452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style-name="ce10" office:value-type="float" office:value="2.85239950842113" calcext:value-type="float">
            <text:p>2.85239950842113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style-name="ce10" office:value-type="float" office:value="2.852711236739" calcext:value-type="float">
            <text:p>2.852711236739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style-name="ce10" office:value-type="float" office:value="2.81078950383866" calcext:value-type="float">
            <text:p>2.81078950383866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style-name="ce10" office:value-type="float" office:value="3.80312478001682" calcext:value-type="float">
            <text:p>3.80312478001682</text:p>
          </table:table-cell>
          <table:table-cell table:style-name="ce10" office:value-type="float" office:value="1.19169702145459" calcext:value-type="float">
            <text:p>1.191697021454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style-name="ce10" office:value-type="float" office:value="3.86112025175217" calcext:value-type="float">
            <text:p>3.86112025175217</text:p>
          </table:table-cell>
          <table:table-cell table:style-name="ce10" office:value-type="float" office:value="1.29395101008165" calcext:value-type="float">
            <text:p>1.293951010081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style-name="ce10" office:value-type="float" office:value="3.9386587978244" calcext:value-type="float">
            <text:p>3.9386587978244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style-name="ce10" office:value-type="float" office:value="4.01448035411596" calcext:value-type="float">
            <text:p>4.0144803541159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style-name="ce10" office:value-type="float" office:value="4.10491486902173" calcext:value-type="float">
            <text:p>4.10491486902173</text:p>
          </table:table-cell>
          <table:table-cell table:style-name="ce10" office:value-type="float" office:value="1.23103615696579" calcext:value-type="float">
            <text:p>1.231036156965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style-name="ce10" office:value-type="float" office:value="4.1456566639525" calcext:value-type="float">
            <text:p>4.1456566639525</text:p>
          </table:table-cell>
          <table:table-cell table:style-name="ce10" office:value-type="float" office:value="1.22563992256399" calcext:value-type="float">
            <text:p>1.22563992256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style-name="ce10" office:value-type="float" office:value="4.22569536423841" calcext:value-type="float">
            <text:p>4.2256953642384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style-name="ce10" office:value-type="float" office:value="4.32425879562525" calcext:value-type="float">
            <text:p>4.32425879562525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style-name="ce10" office:value-type="float" office:value="3.34397612591654" calcext:value-type="float">
            <text:p>3.34397612591654</text:p>
          </table:table-cell>
          <table:table-cell table:style-name="ce10" office:value-type="float" office:value="1.12272945081979" calcext:value-type="float">
            <text:p>1.122729450819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style-name="ce10" office:value-type="float" office:value="3.37303462321792" calcext:value-type="float">
            <text:p>3.37303462321792</text:p>
          </table:table-cell>
          <table:table-cell table:style-name="ce10" office:value-type="float" office:value="1.2777768194442" calcext:value-type="float">
            <text:p>1.27777681944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style-name="ce10" office:value-type="float" office:value="3.41702342959446" calcext:value-type="float">
            <text:p>3.41702342959446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style-name="ce10" office:value-type="float" office:value="3.45752150556109" calcext:value-type="float">
            <text:p>3.45752150556109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style-name="ce10" office:value-type="float" office:value="4.61667294538424" calcext:value-type="float">
            <text:p>4.61667294538424</text:p>
          </table:table-cell>
          <table:table-cell table:style-name="ce10" office:value-type="float" office:value="1.30588522588523" calcext:value-type="float">
            <text:p>1.30588522588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style-name="ce10" office:value-type="float" office:value="4.65150501058963" calcext:value-type="float">
            <text:p>4.65150501058963</text:p>
          </table:table-cell>
          <table:table-cell table:style-name="ce10" office:value-type="float" office:value="1.35460372960373" calcext:value-type="float">
            <text:p>1.354603729603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style-name="ce10" office:value-type="float" office:value="4.74086210296037" calcext:value-type="float">
            <text:p>4.74086210296037</text:p>
          </table:table-cell>
          <table:table-cell table:style-name="ce10" office:value-type="float" office:value="1.35950292809941" calcext:value-type="float">
            <text:p>1.359502928099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style-name="ce10" office:value-type="float" office:value="4.87706154220384" calcext:value-type="float">
            <text:p>4.87706154220384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style-name="ce10" office:value-type="float" office:value="5.12862258522631" calcext:value-type="float">
            <text:p>5.12862258522631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style-name="ce10" office:value-type="float" office:value="5.12876198500982" calcext:value-type="float">
            <text:p>5.12876198500982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style-name="ce10" office:value-type="float" office:value="5.13579608120805" calcext:value-type="float">
            <text:p>5.13579608120805</text:p>
          </table:table-cell>
          <table:table-cell table:style-name="ce10" office:value-type="float" office:value="1.27092078804926" calcext:value-type="float">
            <text:p>1.27092078804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style-name="ce10" office:value-type="float" office:value="5.19623217641207" calcext:value-type="float">
            <text:p>5.19623217641207</text:p>
          </table:table-cell>
          <table:table-cell table:style-name="ce10" office:value-type="float" office:value="1.3969565363768" calcext:value-type="float">
            <text:p>1.3969565363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style-name="ce10" office:value-type="float" office:value="4.07183658685662" calcext:value-type="float">
            <text:p>4.07183658685662</text:p>
          </table:table-cell>
          <table:table-cell table:style-name="ce10" office:value-type="float" office:value="1.33908586074327" calcext:value-type="float">
            <text:p>1.339085860743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style-name="ce10" office:value-type="float" office:value="4.07185710081275" calcext:value-type="float">
            <text:p>4.07185710081275</text:p>
          </table:table-cell>
          <table:table-cell table:style-name="ce10" office:value-type="float" office:value="1.34483054483055" calcext:value-type="float">
            <text:p>1.34483054483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style-name="ce10" office:value-type="float" office:value="4.07864862203979" calcext:value-type="float">
            <text:p>4.07864862203979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style-name="ce10" office:value-type="float" office:value="4.13157975885781" calcext:value-type="float">
            <text:p>4.1315797588578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style-name="ce10" office:value-type="float" office:value="5.81620406495002" calcext:value-type="float">
            <text:p>5.81620406495002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style-name="ce10" office:value-type="float" office:value="5.86952901998097" calcext:value-type="float">
            <text:p>5.86952901998097</text:p>
          </table:table-cell>
          <table:table-cell table:style-name="ce10" office:value-type="float" office:value="1.31057256927297" calcext:value-type="float">
            <text:p>1.31057256927297</text:p>
          </table:table-cell>
          <table:table-cell office:value-type="float" office:value="66133070" calcext:value-type="float">
            <text:p>66133070</text:p>
          </table:table-cell>
          <table:table-cell office:value-type="float" office:value="1102.21783333333" calcext:value-type="float">
            <text:p>1102.21783333333</text:p>
          </table:table-cell>
          <table:table-cell office:value-type="float" office:value="18.3702972222222" calcext:value-type="float">
            <text:p>18.370297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70380332" calcext:value-type="float">
            <text:p>70380332</text:p>
          </table:table-cell>
          <table:table-cell office:value-type="float" office:value="1173.00553333333" calcext:value-type="float">
            <text:p>1173.00553333333</text:p>
          </table:table-cell>
          <table:table-cell office:value-type="float" office:value="19.5500922222222" calcext:value-type="float">
            <text:p>19.550092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style-name="ce10" office:value-type="float" office:value="3.37107727500179" calcext:value-type="float">
            <text:p>3.37107727500179</text:p>
          </table:table-cell>
          <table:table-cell table:style-name="ce10" office:value-type="float" office:value="1.2125179987386" calcext:value-type="float">
            <text:p>1.21251799873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style-name="ce10" office:value-type="float" office:value="3.41861343513931" calcext:value-type="float">
            <text:p>3.41861343513931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style-name="ce10" office:value-type="float" office:value="3.46859606939505" calcext:value-type="float">
            <text:p>3.46859606939505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style-name="ce10" office:value-type="float" office:value="3.50499081827057" calcext:value-type="float">
            <text:p>3.50499081827057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style-name="ce10" office:value-type="float" office:value="2.77691450132922" calcext:value-type="float">
            <text:p>2.77691450132922</text:p>
          </table:table-cell>
          <table:table-cell table:style-name="ce10" office:value-type="float" office:value="1.17757197757198" calcext:value-type="float">
            <text:p>1.17757197757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style-name="ce10" office:value-type="float" office:value="2.7986506365913" calcext:value-type="float">
            <text:p>2.7986506365913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style-name="ce10" office:value-type="float" office:value="2.80176304149281" calcext:value-type="float">
            <text:p>2.80176304149281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style-name="ce10" office:value-type="float" office:value="2.75710984143288" calcext:value-type="float">
            <text:p>2.75710984143288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style-name="ce10" office:value-type="float" office:value="3.74446625575639" calcext:value-type="float">
            <text:p>3.74446625575639</text:p>
          </table:table-cell>
          <table:table-cell table:style-name="ce10" office:value-type="float" office:value="1.2255326195739" calcext:value-type="float">
            <text:p>1.22553261957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style-name="ce10" office:value-type="float" office:value="3.80112080928801" calcext:value-type="float">
            <text:p>3.80112080928801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style-name="ce10" office:value-type="float" office:value="3.87318560809915" calcext:value-type="float">
            <text:p>3.87318560809915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style-name="ce10" office:value-type="float" office:value="3.95391107045126" calcext:value-type="float">
            <text:p>3.95391107045126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style-name="ce10" office:value-type="float" office:value="4.05451588250279" calcext:value-type="float">
            <text:p>4.05451588250279</text:p>
          </table:table-cell>
          <table:table-cell table:style-name="ce10" office:value-type="float" office:value="1.22575255612041" calcext:value-type="float">
            <text:p>1.225752556120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style-name="ce10" office:value-type="float" office:value="4.09732237882571" calcext:value-type="float">
            <text:p>4.09732237882571</text:p>
          </table:table-cell>
          <table:table-cell table:style-name="ce10" office:value-type="float" office:value="1.23589548318062" calcext:value-type="float">
            <text:p>1.2358954831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style-name="ce10" office:value-type="float" office:value="4.18401262886861" calcext:value-type="float">
            <text:p>4.18401262886861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style-name="ce10" office:value-type="float" office:value="4.28485079244205" calcext:value-type="float">
            <text:p>4.28485079244205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style-name="ce10" office:value-type="float" office:value="3.29964905147602" calcext:value-type="float">
            <text:p>3.29964905147602</text:p>
          </table:table-cell>
          <table:table-cell table:style-name="ce10" office:value-type="float" office:value="1.2668890413887" calcext:value-type="float">
            <text:p>1.26688904138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style-name="ce10" office:value-type="float" office:value="3.33160190583935" calcext:value-type="float">
            <text:p>3.33160190583935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style-name="ce10" office:value-type="float" office:value="3.37920822942643" calcext:value-type="float">
            <text:p>3.37920822942643</text:p>
          </table:table-cell>
          <table:table-cell table:style-name="ce10" office:value-type="float" office:value="1.28804450869792" calcext:value-type="float">
            <text:p>1.288044508697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style-name="ce10" office:value-type="float" office:value="3.42300197166307" calcext:value-type="float">
            <text:p>3.42300197166307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style-name="ce10" office:value-type="float" office:value="4.56512361795355" calcext:value-type="float">
            <text:p>4.56512361795355</text:p>
          </table:table-cell>
          <table:table-cell table:style-name="ce10" office:value-type="float" office:value="1.31765032659242" calcext:value-type="float">
            <text:p>1.317650326592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style-name="ce10" office:value-type="float" office:value="4.60396403346835" calcext:value-type="float">
            <text:p>4.60396403346835</text:p>
          </table:table-cell>
          <table:table-cell table:style-name="ce10" office:value-type="float" office:value="1.35916995973755" calcext:value-type="float">
            <text:p>1.35916995973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style-name="ce10" office:value-type="float" office:value="4.6972601062427" calcext:value-type="float">
            <text:p>4.6972601062427</text:p>
          </table:table-cell>
          <table:table-cell table:style-name="ce10" office:value-type="float" office:value="1.36650577864092" calcext:value-type="float">
            <text:p>1.366505778640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style-name="ce10" office:value-type="float" office:value="4.83434947434244" calcext:value-type="float">
            <text:p>4.83434947434244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style-name="ce10" office:value-type="float" office:value="5.07799119158307" calcext:value-type="float">
            <text:p>5.07799119158307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style-name="ce10" office:value-type="float" office:value="5.07819827902614" calcext:value-type="float">
            <text:p>5.07819827902614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style-name="ce10" office:value-type="float" office:value="5.08526788451973" calcext:value-type="float">
            <text:p>5.08526788451973</text:p>
          </table:table-cell>
          <table:table-cell table:style-name="ce10" office:value-type="float" office:value="1.27083460416997" calcext:value-type="float">
            <text:p>1.270834604169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style-name="ce10" office:value-type="float" office:value="5.14912602540584" calcext:value-type="float">
            <text:p>5.14912602540584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style-name="ce10" office:value-type="float" office:value="4.01039115659074" calcext:value-type="float">
            <text:p>4.01039115659074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style-name="ce10" office:value-type="float" office:value="4.01058121307127" calcext:value-type="float">
            <text:p>4.01058121307127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style-name="ce10" office:value-type="float" office:value="4.01850086261691" calcext:value-type="float">
            <text:p>4.01850086261691</text:p>
          </table:table-cell>
          <table:table-cell table:style-name="ce10" office:value-type="float" office:value="1.35631966897159" calcext:value-type="float">
            <text:p>1.35631966897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style-name="ce10" office:value-type="float" office:value="4.07333981061658" calcext:value-type="float">
            <text:p>4.07333981061658</text:p>
          </table:table-cell>
          <table:table-cell table:style-name="ce10" office:value-type="float" office:value="1.3561285204284" calcext:value-type="float">
            <text:p>1.35612852042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style-name="ce10" office:value-type="float" office:value="5.77928287839654" calcext:value-type="float">
            <text:p>5.77928287839654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style-name="ce10" office:value-type="float" office:value="5.77935447107136" calcext:value-type="float">
            <text:p>5.77935447107136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style-name="ce10" office:value-type="float" office:value="5.78410105670487" calcext:value-type="float">
            <text:p>5.78410105670487</text:p>
          </table:table-cell>
          <table:table-cell table:style-name="ce10" office:value-type="float" office:value="1.30506707114756" calcext:value-type="float">
            <text:p>1.305067071147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style-name="ce10" office:value-type="float" office:value="5.84358874562141" calcext:value-type="float">
            <text:p>5.84358874562141</text:p>
          </table:table-cell>
          <table:table-cell table:style-name="ce10" office:value-type="float" office:value="1.31030568103057" calcext:value-type="float">
            <text:p>1.31030568103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style-name="ce10" office:value-type="float" office:value="3.35965228644469" calcext:value-type="float">
            <text:p>3.35965228644469</text:p>
          </table:table-cell>
          <table:table-cell table:style-name="ce10" office:value-type="float" office:value="1.16666246667305" calcext:value-type="float">
            <text:p>1.16666246667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style-name="ce10" office:value-type="float" office:value="4.12833007033573" calcext:value-type="float">
            <text:p>4.12833007033573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style-name="ce10" office:value-type="float" office:value="4.62060629847511" calcext:value-type="float">
            <text:p>4.62060629847511</text:p>
          </table:table-cell>
          <table:table-cell table:style-name="ce10" office:value-type="float" office:value="1.24510730080173" calcext:value-type="float">
            <text:p>1.245107300801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ce10" office:value-type="float" office:value="4.02362910337016" calcext:value-type="float">
            <text:p>4.02362910337016</text:p>
          </table:table-cell>
          <table:table-cell table:style-name="ce10" office:value-type="float" office:value="1.42325905185933" calcext:value-type="float">
            <text:p>1.423259051859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ce10" office:value-type="float" office:value="3.99342645850452" calcext:value-type="float">
            <text:p>3.99342645850452</text:p>
          </table:table-cell>
          <table:table-cell table:style-name="ce10" office:value-type="float" office:value="1.40845102112755" calcext:value-type="float">
            <text:p>1.40845102112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ce10" office:value-type="float" office:value="5.02364034669969" calcext:value-type="float">
            <text:p>5.02364034669969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ce10" office:value-type="float" office:value="5.7024352594231" calcext:value-type="float">
            <text:p>5.7024352594231</text:p>
          </table:table-cell>
          <table:table-cell table:style-name="ce10" office:value-type="float" office:value="1.43340621839529" calcext:value-type="float">
            <text:p>1.4334062183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ce10" office:value-type="float" office:value="3.28050341189027" calcext:value-type="float">
            <text:p>3.28050341189027</text:p>
          </table:table-cell>
          <table:table-cell table:style-name="ce10" office:value-type="float" office:value="1.22796671158574" calcext:value-type="float">
            <text:p>1.22796671158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ce10" office:value-type="float" office:value="4.02924071007882" calcext:value-type="float">
            <text:p>4.02924071007882</text:p>
          </table:table-cell>
          <table:table-cell table:style-name="ce10" office:value-type="float" office:value="1.3194318777637" calcext:value-type="float">
            <text:p>1.31943187776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ce10" office:value-type="float" office:value="4.50903193952601" calcext:value-type="float">
            <text:p>4.50903193952601</text:p>
          </table:table-cell>
          <table:table-cell table:style-name="ce10" office:value-type="float" office:value="1.25298776155388" calcext:value-type="float">
            <text:p>1.25298776155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ce10" office:value-type="float" office:value="2.7858439053433" calcext:value-type="float">
            <text:p>2.7858439053433</text:p>
          </table:table-cell>
          <table:table-cell table:style-name="ce10" office:value-type="float" office:value="1.21464646464646" calcext:value-type="float">
            <text:p>1.214646464646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ce10" office:value-type="float" office:value="3.3743868182418" calcext:value-type="float">
            <text:p>3.3743868182418</text:p>
          </table:table-cell>
          <table:table-cell table:style-name="ce10" office:value-type="float" office:value="1.30441456803585" calcext:value-type="float">
            <text:p>1.30441456803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ce10" office:value-type="float" office:value="3.76118615449557" calcext:value-type="float">
            <text:p>3.76118615449557</text:p>
          </table:table-cell>
          <table:table-cell table:style-name="ce10" office:value-type="float" office:value="1.27055591290424" calcext:value-type="float">
            <text:p>1.27055591290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3759" calcext:value-type="float">
            <text:p>0.0793759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463728" calcext:value-type="float">
            <text:p>0.463728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286863" calcext:value-type="float">
            <text:p>286863</text:p>
          </table:table-cell>
          <table:table-cell table:style-name="ce10" office:value-type="float" office:value="5.16945189777789" calcext:value-type="float">
            <text:p>5.16945189777789</text:p>
          </table:table-cell>
          <table:table-cell table:style-name="ce10" office:value-type="float" office:value="1.28763284734904" calcext:value-type="float">
            <text:p>1.287632847349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2182" calcext:value-type="float">
            <text:p>0.090218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8251" calcext:value-type="float">
            <text:p>0.0168251</text:p>
          </table:table-cell>
          <table:table-cell office:value-type="float" office:value="0.0238663" calcext:value-type="float">
            <text:p>0.0238663</text:p>
          </table:table-cell>
          <table:table-cell office:value-type="float" office:value="0.13" calcext:value-type="float">
            <text:p>0.13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269911" calcext:value-type="float">
            <text:p>269911</text:p>
          </table:table-cell>
          <table:table-cell table:style-name="ce10" office:value-type="float" office:value="5.36211969022472" calcext:value-type="float">
            <text:p>5.36211969022472</text:p>
          </table:table-cell>
          <table:table-cell table:style-name="ce10" office:value-type="float" office:value="1.38424373890751" calcext:value-type="float">
            <text:p>1.384243738907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0494" calcext:value-type="float">
            <text:p>280494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233" calcext:value-type="float">
            <text:p>288233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308646" calcext:value-type="float">
            <text:p>308646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322782" calcext:value-type="float">
            <text:p>322782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294254" calcext:value-type="float">
            <text:p>294254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271327" calcext:value-type="float">
            <text:p>271327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70010" calcext:value-type="float">
            <text:p>270010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663336" calcext:value-type="float">
            <text:p>0.0663336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251572" calcext:value-type="float">
            <text:p>0.0251572</text:p>
          </table:table-cell>
          <table:table-cell office:value-type="float" office:value="0.147543" calcext:value-type="float">
            <text:p>0.147543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000514241" calcext:value-type="float">
            <text:p>0.000514241</text:p>
          </table:table-cell>
          <table:table-cell office:value-type="float" office:value="274346" calcext:value-type="float">
            <text:p>274346</text:p>
          </table:table-cell>
          <table:table-cell table:style-name="ce10" office:value-type="float" office:value="3.95915127279238" calcext:value-type="float">
            <text:p>3.95915127279238</text:p>
          </table:table-cell>
          <table:table-cell table:style-name="ce10" office:value-type="float" office:value="1.49056737924823" calcext:value-type="float">
            <text:p>1.490567379248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69254" calcext:value-type="float">
            <text:p>26925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89824" calcext:value-type="float">
            <text:p>28982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0712" calcext:value-type="float">
            <text:p>0.0800712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34529" calcext:value-type="float">
            <text:p>0.1345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0855419" calcext:value-type="float">
            <text:p>0.000855419</text:p>
          </table:table-cell>
          <table:table-cell office:value-type="float" office:value="302358" calcext:value-type="float">
            <text:p>302358</text:p>
          </table:table-cell>
          <table:table-cell table:style-name="ce10" office:value-type="float" office:value="4.30002524018452" calcext:value-type="float">
            <text:p>4.30002524018452</text:p>
          </table:table-cell>
          <table:table-cell table:style-name="ce10" office:value-type="float" office:value="1.60211347711348" calcext:value-type="float">
            <text:p>1.6021134771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766231" calcext:value-type="float">
            <text:p>0.0766231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81044" calcext:value-type="float">
            <text:p>0.018104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35572" calcext:value-type="float">
            <text:p>0.135572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0786195" calcext:value-type="float">
            <text:p>0.000786195</text:p>
          </table:table-cell>
          <table:table-cell office:value-type="float" office:value="299050" calcext:value-type="float">
            <text:p>299050</text:p>
          </table:table-cell>
          <table:table-cell table:style-name="ce10" office:value-type="float" office:value="4.23229159762268" calcext:value-type="float">
            <text:p>4.23229159762268</text:p>
          </table:table-cell>
          <table:table-cell table:style-name="ce10" office:value-type="float" office:value="1.56756411892306" calcext:value-type="float">
            <text:p>1.567564118923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89944" calcext:value-type="float">
            <text:p>289944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1786" calcext:value-type="float">
            <text:p>0.0901786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0173026" calcext:value-type="float">
            <text:p>0.017302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21104" calcext:value-type="float">
            <text:p>0.12110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434224" calcext:value-type="float">
            <text:p>0.434224</text:p>
          </table:table-cell>
          <table:table-cell office:value-type="float" office:value="0.00143394" calcext:value-type="float">
            <text:p>0.00143394</text:p>
          </table:table-cell>
          <table:table-cell office:value-type="float" office:value="330013" calcext:value-type="float">
            <text:p>330013</text:p>
          </table:table-cell>
          <table:table-cell table:style-name="ce10" office:value-type="float" office:value="5.21185255395143" calcext:value-type="float">
            <text:p>5.21185255395143</text:p>
          </table:table-cell>
          <table:table-cell table:style-name="ce10" office:value-type="float" office:value="1.44620262203308" calcext:value-type="float">
            <text:p>1.44620262203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08070" calcext:value-type="float">
            <text:p>308070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491" calcext:value-type="float">
            <text:p>0.092049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3544" calcext:value-type="float">
            <text:p>0.017354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016" calcext:value-type="float">
            <text:p>288016</text:p>
          </table:table-cell>
          <table:table-cell table:style-name="ce10" office:value-type="float" office:value="5.30407850458673" calcext:value-type="float">
            <text:p>5.30407850458673</text:p>
          </table:table-cell>
          <table:table-cell table:style-name="ce10" office:value-type="float" office:value="1.44444444444444" calcext:value-type="float">
            <text:p>1.444444444444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7273" calcext:value-type="float">
            <text:p>287273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30068" calcext:value-type="float">
            <text:p>0.083006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1989" calcext:value-type="float">
            <text:p>0.121989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4988" calcext:value-type="float">
            <text:p>0.00134988</text:p>
          </table:table-cell>
          <table:table-cell office:value-type="float" office:value="269249" calcext:value-type="float">
            <text:p>269249</text:p>
          </table:table-cell>
          <table:table-cell table:style-name="ce10" office:value-type="float" office:value="4.76092916547175" calcext:value-type="float">
            <text:p>4.76092916547175</text:p>
          </table:table-cell>
          <table:table-cell table:style-name="ce10" office:value-type="float" office:value="1.44904563654564" calcext:value-type="float">
            <text:p>1.44904563654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9199" calcext:value-type="float">
            <text:p>0.0929199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75786" calcext:value-type="float">
            <text:p>0.017578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9552" calcext:value-type="float">
            <text:p>299552</text:p>
          </table:table-cell>
          <table:table-cell table:style-name="ce10" office:value-type="float" office:value="5.28596702809097" calcext:value-type="float">
            <text:p>5.28596702809097</text:p>
          </table:table-cell>
          <table:table-cell table:style-name="ce10" office:value-type="float" office:value="1.44550805033148" calcext:value-type="float">
            <text:p>1.445508050331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5867" calcext:value-type="float">
            <text:p>0.091586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0171662" calcext:value-type="float">
            <text:p>0.017166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119448" calcext:value-type="float">
            <text:p>0.1194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35613" calcext:value-type="float">
            <text:p>0.435613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29001" calcext:value-type="float">
            <text:p>329001</text:p>
          </table:table-cell>
          <table:table-cell table:style-name="ce10" office:value-type="float" office:value="5.33529260989619" calcext:value-type="float">
            <text:p>5.33529260989619</text:p>
          </table:table-cell>
          <table:table-cell table:style-name="ce10" office:value-type="float" office:value="1.44328226619035" calcext:value-type="float">
            <text:p>1.44328226619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91099" calcext:value-type="float">
            <text:p>291099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15008" calcext:value-type="float">
            <text:p>0.0815008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0169401" calcext:value-type="float">
            <text:p>0.0169401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126197" calcext:value-type="float">
            <text:p>0.12619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24604" calcext:value-type="float">
            <text:p>0.00124604</text:p>
          </table:table-cell>
          <table:table-cell office:value-type="float" office:value="261379" calcext:value-type="float">
            <text:p>261379</text:p>
          </table:table-cell>
          <table:table-cell table:style-name="ce10" office:value-type="float" office:value="4.81111681749222" calcext:value-type="float">
            <text:p>4.81111681749222</text:p>
          </table:table-cell>
          <table:table-cell table:style-name="ce10" office:value-type="float" office:value="1.45574002078153" calcext:value-type="float">
            <text:p>1.45574002078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2461" calcext:value-type="float">
            <text:p>0.0922461</text:p>
          </table:table-cell>
          <table:table-cell office:value-type="float" office:value="0.0173536" calcext:value-type="float">
            <text:p>0.0173536</text:p>
          </table:table-cell>
          <table:table-cell office:value-type="float" office:value="0.0170769" calcext:value-type="float">
            <text:p>0.017076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431795" calcext:value-type="float">
            <text:p>0.431795</text:p>
          </table:table-cell>
          <table:table-cell office:value-type="float" office:value="0.00155261" calcext:value-type="float">
            <text:p>0.00155261</text:p>
          </table:table-cell>
          <table:table-cell office:value-type="float" office:value="285515" calcext:value-type="float">
            <text:p>285515</text:p>
          </table:table-cell>
          <table:table-cell table:style-name="ce10" office:value-type="float" office:value="5.40180594838642" calcext:value-type="float">
            <text:p>5.40180594838642</text:p>
          </table:table-cell>
          <table:table-cell table:style-name="ce10" office:value-type="float" office:value="1440.62327125207" calcext:value-type="float">
            <text:p>1440.62327125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0593" calcext:value-type="float">
            <text:p>0.092059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67499" calcext:value-type="float">
            <text:p>0.016749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431447" calcext:value-type="float">
            <text:p>0.431447</text:p>
          </table:table-cell>
          <table:table-cell office:value-type="float" office:value="0.00157238" calcext:value-type="float">
            <text:p>0.00157238</text:p>
          </table:table-cell>
          <table:table-cell office:value-type="float" office:value="293883" calcext:value-type="float">
            <text:p>293883</text:p>
          </table:table-cell>
          <table:table-cell table:style-name="ce10" office:value-type="float" office:value="5.49611042453985" calcext:value-type="float">
            <text:p>5.49611042453985</text:p>
          </table:table-cell>
          <table:table-cell table:style-name="ce10" office:value-type="float" office:value="1.43571194071851" calcext:value-type="float">
            <text:p>1.43571194071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1328" calcext:value-type="float">
            <text:p>0.0971328</text:p>
          </table:table-cell>
          <table:table-cell office:value-type="float" office:value="0.0239521" calcext:value-type="float">
            <text:p>0.0239521</text:p>
          </table:table-cell>
          <table:table-cell office:value-type="float" office:value="0.0242953" calcext:value-type="float">
            <text:p>0.0242953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292683" calcext:value-type="float">
            <text:p>0.0292683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140721" calcext:value-type="float">
            <text:p>140721</text:p>
          </table:table-cell>
          <table:table-cell table:style-name="ce10" office:value-type="float" office:value="3.99800784513877" calcext:value-type="float">
            <text:p>3.99800784513877</text:p>
          </table:table-cell>
          <table:table-cell table:style-name="ce10" office:value-type="float" office:value="1.46491121864054" calcext:value-type="float">
            <text:p>1.464911218640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06968" calcext:value-type="float">
            <text:p>0.0906968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151135" calcext:value-type="float">
            <text:p>0.0151135</text:p>
          </table:table-cell>
          <table:table-cell office:value-type="float" office:value="0.0228571" calcext:value-type="float">
            <text:p>0.022857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2899" calcext:value-type="float">
            <text:p>0.00142899</text:p>
          </table:table-cell>
          <table:table-cell office:value-type="float" office:value="450941" calcext:value-type="float">
            <text:p>450941</text:p>
          </table:table-cell>
          <table:table-cell table:style-name="ce10" office:value-type="float" office:value="6.00104542296622" calcext:value-type="float">
            <text:p>6.00104542296622</text:p>
          </table:table-cell>
          <table:table-cell table:style-name="ce10" office:value-type="float" office:value="1.45828123006252" calcext:value-type="float">
            <text:p>1.45828123006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9767" calcext:value-type="float">
            <text:p>269767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10498" calcext:value-type="float">
            <text:p>0.0610498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505" calcext:value-type="float">
            <text:p>0.01785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06106271533" calcext:value-type="float">
            <text:p>3.42006106271533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10501" calcext:value-type="float">
            <text:p>0.0610501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2036528657068" calcext:value-type="float">
            <text:p>3.42036528657068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6719" calcext:value-type="float">
            <text:p>0.060671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205" calcext:value-type="float">
            <text:p>0.01782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1694" calcext:value-type="float">
            <text:p>0.521694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3.40461266518897" calcext:value-type="float">
            <text:p>3.4046126651889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32578" calcext:value-type="float">
            <text:p>0.083257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24157114473483" calcext:value-type="float">
            <text:p>4.24157114473483</text:p>
          </table:table-cell>
          <table:table-cell table:style-name="ce10" office:value-type="float" office:value="1.60259488337335" calcext:value-type="float">
            <text:p>1.60259488337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31968" calcext:value-type="float">
            <text:p>0.0831968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77" calcext:value-type="float">
            <text:p>0.0196277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555" calcext:value-type="float">
            <text:p>0.442555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10" office:value-type="float" office:value="4.23874422372464" calcext:value-type="float">
            <text:p>4.23874422372464</text:p>
          </table:table-cell>
          <table:table-cell table:style-name="ce10" office:value-type="float" office:value="1.6000762001524" calcext:value-type="float">
            <text:p>1.60007620015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4492" calcext:value-type="float">
            <text:p>0.0824492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89" calcext:value-type="float">
            <text:p>0.0195789</text:p>
          </table:table-cell>
          <table:table-cell office:value-type="float" office:value="0.0301887" calcext:value-type="float">
            <text:p>0.030188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41415" calcext:value-type="float">
            <text:p>0.00141415</text:p>
          </table:table-cell>
          <table:table-cell table:style-name="ce8" office:value-type="float" office:value="1300000" calcext:value-type="float">
            <text:p>1.30E+06</text:p>
          </table:table-cell>
          <table:table-cell table:style-name="ce10" office:value-type="float" office:value="4.21112524196967" calcext:value-type="float">
            <text:p>4.21112524196967</text:p>
          </table:table-cell>
          <table:table-cell table:style-name="ce10" office:value-type="float" office:value="1.59137489325363" calcext:value-type="float">
            <text:p>1.591374893253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732" calcext:value-type="float">
            <text:p>0.02137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208" calcext:value-type="float">
            <text:p>0.400208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3363838826194" calcext:value-type="float">
            <text:p>4.73363838826194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99" calcext:value-type="float">
            <text:p>0.021369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902" calcext:value-type="float">
            <text:p>0.400902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2655463993748" calcext:value-type="float">
            <text:p>4.72655463993748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6275" calcext:value-type="float">
            <text:p>0.0996275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95" calcext:value-type="float">
            <text:p>0.0212995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127126" calcext:value-type="float">
            <text:p>0.127126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7017" calcext:value-type="float">
            <text:p>0.00177017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67745721730557" calcext:value-type="float">
            <text:p>4.67745721730557</text:p>
          </table:table-cell>
          <table:table-cell table:style-name="ce10" office:value-type="float" office:value="1.5871667756142" calcext:value-type="float">
            <text:p>1.58716677561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3872" calcext:value-type="float">
            <text:p>0.0583872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88" calcext:value-type="float">
            <text:p>0.0145588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683" calcext:value-type="float">
            <text:p>0.13368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300351" calcext:value-type="float">
            <text:p>300351</text:p>
          </table:table-cell>
          <table:table-cell table:style-name="ce10" office:value-type="float" office:value="4.01044042091381" calcext:value-type="float">
            <text:p>4.01044042091381</text:p>
          </table:table-cell>
          <table:table-cell table:style-name="ce10" office:value-type="float" office:value="1.61904523904724" calcext:value-type="float">
            <text:p>1.619045239047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3489" calcext:value-type="float">
            <text:p>0.058348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76" calcext:value-type="float">
            <text:p>0.014557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337" calcext:value-type="float">
            <text:p>0.133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300733" calcext:value-type="float">
            <text:p>300733</text:p>
          </table:table-cell>
          <table:table-cell table:style-name="ce10" office:value-type="float" office:value="4.00814007803484" calcext:value-type="float">
            <text:p>4.00814007803484</text:p>
          </table:table-cell>
          <table:table-cell table:style-name="ce10" office:value-type="float" office:value="1.62320593856704" calcext:value-type="float">
            <text:p>1.623205938567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9936" calcext:value-type="float">
            <text:p>0.0579936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341" calcext:value-type="float">
            <text:p>0.0145341</text:p>
          </table:table-cell>
          <table:table-cell office:value-type="float" office:value="0.0226415" calcext:value-type="float">
            <text:p>0.0226415</text:p>
          </table:table-cell>
          <table:table-cell office:value-type="float" office:value="0.135844" calcext:value-type="float">
            <text:p>0.135844</text:p>
          </table:table-cell>
          <table:table-cell office:value-type="float" office:value="0.0195258" calcext:value-type="float">
            <text:p>0.0195258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99639" calcext:value-type="float">
            <text:p>299639</text:p>
          </table:table-cell>
          <table:table-cell table:style-name="ce10" office:value-type="float" office:value="3.99017483022685" calcext:value-type="float">
            <text:p>3.99017483022685</text:p>
          </table:table-cell>
          <table:table-cell table:style-name="ce10" office:value-type="float" office:value="1.63245515371748" calcext:value-type="float">
            <text:p>1.63245515371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5845" calcext:value-type="float">
            <text:p>0.081584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3051" calcext:value-type="float">
            <text:p>0.0163051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9180" calcext:value-type="float">
            <text:p>299180</text:p>
          </table:table-cell>
          <table:table-cell table:style-name="ce10" office:value-type="float" office:value="5.00361849973321" calcext:value-type="float">
            <text:p>5.00361849973321</text:p>
          </table:table-cell>
          <table:table-cell table:style-name="ce10" office:value-type="float" office:value="1.57020823852105" calcext:value-type="float">
            <text:p>1.570208238521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6218" calcext:value-type="float">
            <text:p>0.0816218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3034" calcext:value-type="float">
            <text:p>0.0163034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264" calcext:value-type="float">
            <text:p>0.123264</text:p>
          </table:table-cell>
          <table:table-cell office:value-type="float" office:value="0.0222805" calcext:value-type="float">
            <text:p>0.0222805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7725" calcext:value-type="float">
            <text:p>297725</text:p>
          </table:table-cell>
          <table:table-cell table:style-name="ce10" office:value-type="float" office:value="5.00642810702062" calcext:value-type="float">
            <text:p>5.00642810702062</text:p>
          </table:table-cell>
          <table:table-cell table:style-name="ce10" office:value-type="float" office:value="1.56656644987115" calcext:value-type="float">
            <text:p>1.566566449871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916" calcext:value-type="float">
            <text:p>0.080591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606" calcext:value-type="float">
            <text:p>0.0162606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5401" calcext:value-type="float">
            <text:p>0.125401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99367" calcext:value-type="float">
            <text:p>299367</text:p>
          </table:table-cell>
          <table:table-cell table:style-name="ce10" office:value-type="float" office:value="4.95625007687293" calcext:value-type="float">
            <text:p>4.95625007687293</text:p>
          </table:table-cell>
          <table:table-cell table:style-name="ce10" office:value-type="float" office:value="1.56687494618762" calcext:value-type="float">
            <text:p>1.566874946187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818" calcext:value-type="float">
            <text:p>0.01798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25" calcext:value-type="float">
            <text:p>25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694" calcext:value-type="float">
            <text:p>295694</text:p>
          </table:table-cell>
          <table:table-cell table:style-name="ce10" office:value-type="float" office:value="5.62235148872749" calcext:value-type="float">
            <text:p>5.62235148872749</text:p>
          </table:table-cell>
          <table:table-cell table:style-name="ce10" office:value-type="float" office:value="1.55510077451872" calcext:value-type="float">
            <text:p>1.555100774518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962" calcext:value-type="float">
            <text:p>0.100962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25" calcext:value-type="float">
            <text:p>2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256" calcext:value-type="float">
            <text:p>295256</text:p>
          </table:table-cell>
          <table:table-cell table:style-name="ce10" office:value-type="float" office:value="5.61523915461624" calcext:value-type="float">
            <text:p>5.61523915461624</text:p>
          </table:table-cell>
          <table:table-cell table:style-name="ce10" office:value-type="float" office:value="1.5507959856055" calcext:value-type="float">
            <text:p>1.5507959856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661" calcext:value-type="float">
            <text:p>0.0993661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9202" calcext:value-type="float">
            <text:p>0.0179202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115" calcext:value-type="float">
            <text:p>295115</text:p>
          </table:table-cell>
          <table:table-cell table:style-name="ce10" office:value-type="float" office:value="5.54492137364538" calcext:value-type="float">
            <text:p>5.54492137364538</text:p>
          </table:table-cell>
          <table:table-cell table:style-name="ce10" office:value-type="float" office:value="1.58740244453494" calcext:value-type="float">
            <text:p>1.587402444534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6018" calcext:value-type="float">
            <text:p>0.050601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7119" calcext:value-type="float">
            <text:p>277119</text:p>
          </table:table-cell>
          <table:table-cell table:style-name="ce10" office:value-type="float" office:value="4.74421526345397" calcext:value-type="float">
            <text:p>4.74421526345397</text:p>
          </table:table-cell>
          <table:table-cell table:style-name="ce10" office:value-type="float" office:value="1.57692272211511" calcext:value-type="float">
            <text:p>1.576922722115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5795" calcext:value-type="float">
            <text:p>0.0505795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651" calcext:value-type="float">
            <text:p>0.010665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72" calcext:value-type="float">
            <text:p>0.11767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7305" calcext:value-type="float">
            <text:p>277305</text:p>
          </table:table-cell>
          <table:table-cell table:style-name="ce10" office:value-type="float" office:value="4.74252468331286" calcext:value-type="float">
            <text:p>4.74252468331286</text:p>
          </table:table-cell>
          <table:table-cell table:style-name="ce10" office:value-type="float" office:value="1.58974025128572" calcext:value-type="float">
            <text:p>1.58974025128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769" calcext:value-type="float">
            <text:p>0.0501769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351" calcext:value-type="float">
            <text:p>0.0106351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5958" calcext:value-type="float">
            <text:p>275958</text:p>
          </table:table-cell>
          <table:table-cell table:style-name="ce10" office:value-type="float" office:value="4.71804684488157" calcext:value-type="float">
            <text:p>4.71804684488157</text:p>
          </table:table-cell>
          <table:table-cell table:style-name="ce10" office:value-type="float" office:value="1.60625264842978" calcext:value-type="float">
            <text:p>1.606252648429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7331" calcext:value-type="float">
            <text:p>0.0737331</text:p>
          </table:table-cell>
          <table:table-cell office:value-type="float" office:value="0.0127714" calcext:value-type="float">
            <text:p>0.0127714</text:p>
          </table:table-cell>
          <table:table-cell office:value-type="float" office:value="0.0121787" calcext:value-type="float">
            <text:p>0.0121787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1602" calcext:value-type="float">
            <text:p>271602</text:p>
          </table:table-cell>
          <table:table-cell table:style-name="ce10" office:value-type="float" office:value="6.05426687577492" calcext:value-type="float">
            <text:p>6.05426687577492</text:p>
          </table:table-cell>
          <table:table-cell table:style-name="ce10" office:value-type="float" office:value="1.54742628059571" calcext:value-type="float">
            <text:p>1.547426280595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871" calcext:value-type="float">
            <text:p>0.073587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774" calcext:value-type="float">
            <text:p>0.012177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7346" calcext:value-type="float">
            <text:p>0.117346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1858" calcext:value-type="float">
            <text:p>271858</text:p>
          </table:table-cell>
          <table:table-cell table:style-name="ce10" office:value-type="float" office:value="6.04292377683249" calcext:value-type="float">
            <text:p>6.04292377683249</text:p>
          </table:table-cell>
          <table:table-cell table:style-name="ce10" office:value-type="float" office:value="1.5513741374844" calcext:value-type="float">
            <text:p>1.55137413748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822" calcext:value-type="float">
            <text:p>0.0725822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.0121379" calcext:value-type="float">
            <text:p>0.012137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8715" calcext:value-type="float">
            <text:p>0.11871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0877" calcext:value-type="float">
            <text:p>270877</text:p>
          </table:table-cell>
          <table:table-cell table:style-name="ce10" office:value-type="float" office:value="5.9797988119856" calcext:value-type="float">
            <text:p>5.9797988119856</text:p>
          </table:table-cell>
          <table:table-cell table:style-name="ce10" office:value-type="float" office:value="1.55992906678489" calcext:value-type="float">
            <text:p>1.559929066784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8058" calcext:value-type="float">
            <text:p>0.0938058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0136629" calcext:value-type="float">
            <text:p>0.013662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8" calcext:value-type="float">
            <text:p>0.10808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385" calcext:value-type="float">
            <text:p>268385</text:p>
          </table:table-cell>
          <table:table-cell table:style-name="ce10" office:value-type="float" office:value="6.86573128691566" calcext:value-type="float">
            <text:p>6.86573128691566</text:p>
          </table:table-cell>
          <table:table-cell table:style-name="ce10" office:value-type="float" office:value="1.5393293831558" calcext:value-type="float">
            <text:p>1.53932938315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7851" calcext:value-type="float">
            <text:p>267851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326" calcext:value-type="float">
            <text:p>0.0921326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0.0223881" calcext:value-type="float">
            <text:p>0.022388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7183" calcext:value-type="float">
            <text:p>267183</text:p>
          </table:table-cell>
          <table:table-cell table:style-name="ce10" office:value-type="float" office:value="6.77047325102881" calcext:value-type="float">
            <text:p>6.77047325102881</text:p>
          </table:table-cell>
          <table:table-cell table:style-name="ce10" office:value-type="float" office:value="1.59795153634774" calcext:value-type="float">
            <text:p>1.597951536347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6102" calcext:value-type="float">
            <text:p>0.059610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35" calcext:value-type="float">
            <text:p>0.14553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8743" calcext:value-type="float">
            <text:p>788743</text:p>
          </table:table-cell>
          <table:table-cell table:style-name="ce10" office:value-type="float" office:value="3.43396509015496" calcext:value-type="float">
            <text:p>3.43396509015496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6492" calcext:value-type="float">
            <text:p>0.059649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4" calcext:value-type="float">
            <text:p>0.01735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4282" calcext:value-type="float">
            <text:p>784282</text:p>
          </table:table-cell>
          <table:table-cell table:style-name="ce10" office:value-type="float" office:value="3.43633053737672" calcext:value-type="float">
            <text:p>3.43633053737672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358" calcext:value-type="float">
            <text:p>0.0594358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14" calcext:value-type="float">
            <text:p>0.146114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842" calcext:value-type="float">
            <text:p>0.533842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94566" calcext:value-type="float">
            <text:p>794566</text:p>
          </table:table-cell>
          <table:table-cell table:style-name="ce10" office:value-type="float" office:value="3.42897527317203" calcext:value-type="float">
            <text:p>3.42897527317203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3475" calcext:value-type="float">
            <text:p>0.0823475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5194" calcext:value-type="float">
            <text:p>785194</text:p>
          </table:table-cell>
          <table:table-cell table:style-name="ce10" office:value-type="float" office:value="4.31771707214765" calcext:value-type="float">
            <text:p>4.31771707214765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301" calcext:value-type="float">
            <text:p>0.082301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6461" calcext:value-type="float">
            <text:p>786461</text:p>
          </table:table-cell>
          <table:table-cell table:style-name="ce10" office:value-type="float" office:value="4.31550521734571" calcext:value-type="float">
            <text:p>4.31550521734571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6594" calcext:value-type="float">
            <text:p>0.0816594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71" calcext:value-type="float">
            <text:p>0.01902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7301" calcext:value-type="float">
            <text:p>787301</text:p>
          </table:table-cell>
          <table:table-cell table:style-name="ce10" office:value-type="float" office:value="4.29174177883125" calcext:value-type="float">
            <text:p>4.29174177883125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925" calcext:value-type="float">
            <text:p>782925</text:p>
          </table:table-cell>
          <table:table-cell table:style-name="ce10" office:value-type="float" office:value="4.83705990281864" calcext:value-type="float">
            <text:p>4.83705990281864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35" calcext:value-type="float">
            <text:p>0.0207635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011" calcext:value-type="float">
            <text:p>782011</text:p>
          </table:table-cell>
          <table:table-cell table:style-name="ce10" office:value-type="float" office:value="4.82943627037831" calcext:value-type="float">
            <text:p>4.82943627037831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77" calcext:value-type="float">
            <text:p>0.0989377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7011" calcext:value-type="float">
            <text:p>0.0207011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335" calcext:value-type="float">
            <text:p>0.126335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026" calcext:value-type="float">
            <text:p>0.404026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81470" calcext:value-type="float">
            <text:p>781470</text:p>
          </table:table-cell>
          <table:table-cell table:style-name="ce10" office:value-type="float" office:value="4.77934505895822" calcext:value-type="float">
            <text:p>4.77934505895822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93" calcext:value-type="float">
            <text:p>0.01413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78125" calcext:value-type="float">
            <text:p>278125</text:p>
          </table:table-cell>
          <table:table-cell table:style-name="ce10" office:value-type="float" office:value="4.09040758736288" calcext:value-type="float">
            <text:p>4.09040758736288</text:p>
          </table:table-cell>
          <table:table-cell table:style-name="ce10" office:value-type="float" office:value="1.62047422347009" calcext:value-type="float">
            <text:p>1.620474223470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7956" calcext:value-type="float">
            <text:p>0.057795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8" calcext:value-type="float">
            <text:p>0.014138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77126" calcext:value-type="float">
            <text:p>277126</text:p>
          </table:table-cell>
          <table:table-cell table:style-name="ce10" office:value-type="float" office:value="4.08796152213892" calcext:value-type="float">
            <text:p>4.08796152213892</text:p>
          </table:table-cell>
          <table:table-cell table:style-name="ce10" office:value-type="float" office:value="1.62794370521251" calcext:value-type="float">
            <text:p>1.62794370521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618" calcext:value-type="float">
            <text:p>0.057461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205" calcext:value-type="float">
            <text:p>0.0141205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77592" calcext:value-type="float">
            <text:p>277592</text:p>
          </table:table-cell>
          <table:table-cell table:style-name="ce10" office:value-type="float" office:value="4.06938847774512" calcext:value-type="float">
            <text:p>4.06938847774512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1714" calcext:value-type="float">
            <text:p>0.0811714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87" calcext:value-type="float">
            <text:p>0.0158387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217" calcext:value-type="float">
            <text:p>277217</text:p>
          </table:table-cell>
          <table:table-cell table:style-name="ce10" office:value-type="float" office:value="5.12487767304135" calcext:value-type="float">
            <text:p>5.12487767304135</text:p>
          </table:table-cell>
          <table:table-cell table:style-name="ce10" office:value-type="float" office:value="1.58789209615851" calcext:value-type="float">
            <text:p>1.58789209615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2062" calcext:value-type="float">
            <text:p>0.0812062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68" calcext:value-type="float">
            <text:p>0.015836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570" calcext:value-type="float">
            <text:p>277570</text:p>
          </table:table-cell>
          <table:table-cell table:style-name="ce10" office:value-type="float" office:value="5.12768993736108" calcext:value-type="float">
            <text:p>5.12768993736108</text:p>
          </table:table-cell>
          <table:table-cell table:style-name="ce10" office:value-type="float" office:value="1.57960375920752" calcext:value-type="float">
            <text:p>1.579603759207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1835" calcext:value-type="float">
            <text:p>0.0801835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8009" calcext:value-type="float">
            <text:p>0.015800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76767" calcext:value-type="float">
            <text:p>276767</text:p>
          </table:table-cell>
          <table:table-cell table:style-name="ce10" office:value-type="float" office:value="5.07461600288591" calcext:value-type="float">
            <text:p>5.07461600288591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657" calcext:value-type="float">
            <text:p>0.100657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62" calcext:value-type="float">
            <text:p>0.017496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6680" calcext:value-type="float">
            <text:p>276680</text:p>
          </table:table-cell>
          <table:table-cell table:style-name="ce10" office:value-type="float" office:value="5.75307781118186" calcext:value-type="float">
            <text:p>5.75307781118186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47" calcext:value-type="float">
            <text:p>0.0174947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229" calcext:value-type="float">
            <text:p>277229</text:p>
          </table:table-cell>
          <table:table-cell table:style-name="ce10" office:value-type="float" office:value="5.74579729861044" calcext:value-type="float">
            <text:p>5.74579729861044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39" calcext:value-type="float">
            <text:p>0.0989339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017" calcext:value-type="float">
            <text:p>277017</text:p>
          </table:table-cell>
          <table:table-cell table:style-name="ce10" office:value-type="float" office:value="5.67118945256521" calcext:value-type="float">
            <text:p>5.67118945256521</text:p>
          </table:table-cell>
          <table:table-cell table:style-name="ce10" office:value-type="float" office:value="1.58979278368764" calcext:value-type="float">
            <text:p>1.589792783687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9" calcext:value-type="float">
            <text:p>0.01058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0689" calcext:value-type="float">
            <text:p>270689</text:p>
          </table:table-cell>
          <table:table-cell table:style-name="ce10" office:value-type="float" office:value="4.77323290079294" calcext:value-type="float">
            <text:p>4.7732329007929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4842" calcext:value-type="float">
            <text:p>0.0504842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2" calcext:value-type="float">
            <text:p>0.0105802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0047" calcext:value-type="float">
            <text:p>270047</text:p>
          </table:table-cell>
          <table:table-cell table:style-name="ce10" office:value-type="float" office:value="4.7715733161944" calcext:value-type="float">
            <text:p>4.7715733161944</text:p>
          </table:table-cell>
          <table:table-cell table:style-name="ce10" office:value-type="float" office:value="1.61418898414384" calcext:value-type="float">
            <text:p>1.6141889841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539" calcext:value-type="float">
            <text:p>0.010553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1257" calcext:value-type="float">
            <text:p>271257</text:p>
          </table:table-cell>
          <table:table-cell table:style-name="ce10" office:value-type="float" office:value="4.74563905286198" calcext:value-type="float">
            <text:p>4.74563905286198</text:p>
          </table:table-cell>
          <table:table-cell table:style-name="ce10" office:value-type="float" office:value="1.61641241351745" calcext:value-type="float">
            <text:p>1.61641241351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6824" calcext:value-type="float">
            <text:p>0.073682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1137" calcext:value-type="float">
            <text:p>0.0121137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7552" calcext:value-type="float">
            <text:p>267552</text:p>
          </table:table-cell>
          <table:table-cell table:style-name="ce10" office:value-type="float" office:value="6.0825676713143" calcext:value-type="float">
            <text:p>6.0825676713143</text:p>
          </table:table-cell>
          <table:table-cell table:style-name="ce10" office:value-type="float" office:value="1.56558769367539" calcext:value-type="float">
            <text:p>1.56558769367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371" calcext:value-type="float">
            <text:p>0.073537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1126" calcext:value-type="float">
            <text:p>0.0121126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69904" calcext:value-type="float">
            <text:p>269904</text:p>
          </table:table-cell>
          <table:table-cell table:style-name="ce10" office:value-type="float" office:value="6.07112428380364" calcext:value-type="float">
            <text:p>6.07112428380364</text:p>
          </table:table-cell>
          <table:table-cell table:style-name="ce10" office:value-type="float" office:value="1.56607249196078" calcext:value-type="float">
            <text:p>1.566072491960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358" calcext:value-type="float">
            <text:p>0.0725358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742" calcext:value-type="float">
            <text:p>0.0120742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8755" calcext:value-type="float">
            <text:p>0.118755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8403" calcext:value-type="float">
            <text:p>268403</text:p>
          </table:table-cell>
          <table:table-cell table:style-name="ce10" office:value-type="float" office:value="6.00750360272316" calcext:value-type="float">
            <text:p>6.00750360272316</text:p>
          </table:table-cell>
          <table:table-cell table:style-name="ce10" office:value-type="float" office:value="1.58557738032869" calcext:value-type="float">
            <text:p>1.585577380328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7851" calcext:value-type="float">
            <text:p>0.0937851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36239" calcext:value-type="float">
            <text:p>0.013623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6209" calcext:value-type="float">
            <text:p>266209</text:p>
          </table:table-cell>
          <table:table-cell table:style-name="ce10" office:value-type="float" office:value="6.88386585339" calcext:value-type="float">
            <text:p>6.88386585339</text:p>
          </table:table-cell>
          <table:table-cell table:style-name="ce10" office:value-type="float" office:value="1.56404599173151" calcext:value-type="float">
            <text:p>1.564045991731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705" calcext:value-type="float">
            <text:p>0.0935705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228" calcext:value-type="float">
            <text:p>0.0136228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5462" calcext:value-type="float">
            <text:p>265462</text:p>
          </table:table-cell>
          <table:table-cell table:style-name="ce10" office:value-type="float" office:value="6.86866870246939" calcext:value-type="float">
            <text:p>6.86866870246939</text:p>
          </table:table-cell>
          <table:table-cell table:style-name="ce10" office:value-type="float" office:value="1.54774744991081" calcext:value-type="float">
            <text:p>1.547747449910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149" calcext:value-type="float">
            <text:p>0.092114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699" calcext:value-type="float">
            <text:p>0.0135699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5669" calcext:value-type="float">
            <text:p>265669</text:p>
          </table:table-cell>
          <table:table-cell table:style-name="ce10" office:value-type="float" office:value="6.78817824744471" calcext:value-type="float">
            <text:p>6.78817824744471</text:p>
          </table:table-cell>
          <table:table-cell table:style-name="ce10" office:value-type="float" office:value="1.60142307995161" calcext:value-type="float">
            <text:p>1.601423079951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08262" calcext:value-type="float">
            <text:p>0.060826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78211664519" calcext:value-type="float">
            <text:p>3.4078211664519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08376" calcext:value-type="float">
            <text:p>0.060837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74" calcext:value-type="float">
            <text:p>0.017847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40876542241447" calcext:value-type="float">
            <text:p>3.40876542241447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4379" calcext:value-type="float">
            <text:p>0.060437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19" calcext:value-type="float">
            <text:p>0.01781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2388" calcext:value-type="float">
            <text:p>0.522388</text:p>
          </table:table-cell>
          <table:table-cell office:value-type="float" office:value="0.000776302" calcext:value-type="float">
            <text:p>0.00077630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3.39176721477075" calcext:value-type="float">
            <text:p>3.39176721477075</text:p>
          </table:table-cell>
          <table:table-cell table:style-name="ce10" office:value-type="float" office:value="1.68493007466083" calcext:value-type="float">
            <text:p>1.684930074660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7491" calcext:value-type="float">
            <text:p>0.0827491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54" calcext:value-type="float">
            <text:p>0.019625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64287097333" calcext:value-type="float">
            <text:p>4.2164287097333</text:p>
          </table:table-cell>
          <table:table-cell table:style-name="ce10" office:value-type="float" office:value="1.60201718262234" calcext:value-type="float">
            <text:p>1.602017182622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7716" calcext:value-type="float">
            <text:p>0.0827716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42" calcext:value-type="float">
            <text:p>0.019624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637" calcext:value-type="float">
            <text:p>0.444637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21783308364163" calcext:value-type="float">
            <text:p>4.21783308364163</text:p>
          </table:table-cell>
          <table:table-cell table:style-name="ce10" office:value-type="float" office:value="1.59949940733215" calcext:value-type="float">
            <text:p>1.59949940733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0334" calcext:value-type="float">
            <text:p>0.0820334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54" calcext:value-type="float">
            <text:p>0.019575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139932" calcext:value-type="float">
            <text:p>0.00139932</text:p>
          </table:table-cell>
          <table:table-cell table:style-name="ce8" office:value-type="float" office:value="1310000" calcext:value-type="float">
            <text:p>1.31E+06</text:p>
          </table:table-cell>
          <table:table-cell table:style-name="ce10" office:value-type="float" office:value="4.19063722835804" calcext:value-type="float">
            <text:p>4.19063722835804</text:p>
          </table:table-cell>
          <table:table-cell table:style-name="ce10" office:value-type="float" office:value="1.59051565086293" calcext:value-type="float">
            <text:p>1.59051565086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661" calcext:value-type="float">
            <text:p>0.0213661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25" calcext:value-type="float">
            <text:p>0.40125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table:style-name="ce10" office:value-type="float" office:value="4.70773795872901" calcext:value-type="float">
            <text:p>4.70773795872901</text:p>
          </table:table-cell>
          <table:table-cell table:style-name="ce10" office:value-type="float" office:value="1.56388638666817" calcext:value-type="float">
            <text:p>1.56388638666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29" calcext:value-type="float">
            <text:p>0.021362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table:style-name="ce10" office:value-type="float" office:value="4.70624306625037" calcext:value-type="float">
            <text:p>4.70624306625037</text:p>
          </table:table-cell>
          <table:table-cell table:style-name="ce10" office:value-type="float" office:value="1.56190052245625" calcext:value-type="float">
            <text:p>1.5619005224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0358" calcext:value-type="float">
            <text:p>0.0990358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28" calcext:value-type="float">
            <text:p>0.0212928</text:p>
          </table:table-cell>
          <table:table-cell office:value-type="float" office:value="0.0332542" calcext:value-type="float">
            <text:p>0.0332542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76028" calcext:value-type="float">
            <text:p>0.00176028</text:p>
          </table:table-cell>
          <table:table-cell table:style-name="ce8" office:value-type="float" office:value="1270000" calcext:value-type="float">
            <text:p>1.27E+06</text:p>
          </table:table-cell>
          <table:table-cell table:style-name="ce10" office:value-type="float" office:value="4.65114029155395" calcext:value-type="float">
            <text:p>4.65114029155395</text:p>
          </table:table-cell>
          <table:table-cell table:style-name="ce10" office:value-type="float" office:value="1.58669917597492" calcext:value-type="float">
            <text:p>1.586699175974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18" calcext:value-type="float">
            <text:p>0.0145518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673" calcext:value-type="float">
            <text:p>0.133673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30399" calcext:value-type="float">
            <text:p>330399</text:p>
          </table:table-cell>
          <table:table-cell table:style-name="ce10" office:value-type="float" office:value="3.99028298904603" calcext:value-type="float">
            <text:p>3.99028298904603</text:p>
          </table:table-cell>
          <table:table-cell table:style-name="ce10" office:value-type="float" office:value="1.61813131890101" calcext:value-type="float">
            <text:p>1.61813131890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0184" calcext:value-type="float">
            <text:p>0.0580184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06" calcext:value-type="float">
            <text:p>0.0145506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318721" calcext:value-type="float">
            <text:p>318721</text:p>
          </table:table-cell>
          <table:table-cell table:style-name="ce10" office:value-type="float" office:value="3.98735447335505" calcext:value-type="float">
            <text:p>3.98735447335505</text:p>
          </table:table-cell>
          <table:table-cell table:style-name="ce10" office:value-type="float" office:value="1.62228966978532" calcext:value-type="float">
            <text:p>1.622289669785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6952" calcext:value-type="float">
            <text:p>0.0576952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272" calcext:value-type="float">
            <text:p>0.014527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5764" calcext:value-type="float">
            <text:p>0.13576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0719" calcext:value-type="float">
            <text:p>0.53071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34868" calcext:value-type="float">
            <text:p>334868</text:p>
          </table:table-cell>
          <table:table-cell table:style-name="ce10" office:value-type="float" office:value="3.97152926923289" calcext:value-type="float">
            <text:p>3.97152926923289</text:p>
          </table:table-cell>
          <table:table-cell table:style-name="ce10" office:value-type="float" office:value="1.63122224144892" calcext:value-type="float">
            <text:p>1.631222241448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5" calcext:value-type="float">
            <text:p>0.081028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905" calcext:value-type="float">
            <text:p>0.0162905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3586" calcext:value-type="float">
            <text:p>313586</text:p>
          </table:table-cell>
          <table:table-cell table:style-name="ce10" office:value-type="float" office:value="4.97397256069488" calcext:value-type="float">
            <text:p>4.97397256069488</text:p>
          </table:table-cell>
          <table:table-cell table:style-name="ce10" office:value-type="float" office:value="1.56830174290599" calcext:value-type="float">
            <text:p>1.56830174290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0006" calcext:value-type="float">
            <text:p>0.0810006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2886" calcext:value-type="float">
            <text:p>0.0162886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04610" calcext:value-type="float">
            <text:p>304610</text:p>
          </table:table-cell>
          <table:table-cell table:style-name="ce10" office:value-type="float" office:value="4.97283990029837" calcext:value-type="float">
            <text:p>4.97283990029837</text:p>
          </table:table-cell>
          <table:table-cell table:style-name="ce10" office:value-type="float" office:value="1.56466437599705" calcext:value-type="float">
            <text:p>1.56466437599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547" calcext:value-type="float">
            <text:p>0.0800547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451" calcext:value-type="float">
            <text:p>0.0162451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125944" calcext:value-type="float">
            <text:p>0.12594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346973" calcext:value-type="float">
            <text:p>346973</text:p>
          </table:table-cell>
          <table:table-cell table:style-name="ce10" office:value-type="float" office:value="4.92792903706348" calcext:value-type="float">
            <text:p>4.92792903706348</text:p>
          </table:table-cell>
          <table:table-cell table:style-name="ce10" office:value-type="float" office:value="1.56488235077059" calcext:value-type="float">
            <text:p>1.564882350770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6026" calcext:value-type="float">
            <text:p>0.116026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52668" calcext:value-type="float">
            <text:p>352668</text:p>
          </table:table-cell>
          <table:table-cell table:style-name="ce10" office:value-type="float" office:value="5.58574213311055" calcext:value-type="float">
            <text:p>5.58574213311055</text:p>
          </table:table-cell>
          <table:table-cell table:style-name="ce10" office:value-type="float" office:value="1.55141051669052" calcext:value-type="float">
            <text:p>1.55141051669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534" calcext:value-type="float">
            <text:p>0.0179534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16278" calcext:value-type="float">
            <text:p>0.116278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41598" calcext:value-type="float">
            <text:p>341598</text:p>
          </table:table-cell>
          <table:table-cell table:style-name="ce10" office:value-type="float" office:value="5.58167255227422" calcext:value-type="float">
            <text:p>5.58167255227422</text:p>
          </table:table-cell>
          <table:table-cell table:style-name="ce10" office:value-type="float" office:value="1.54637776342429" calcext:value-type="float">
            <text:p>1.546377763424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6922" calcext:value-type="float">
            <text:p>0.0986922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8929" calcext:value-type="float">
            <text:p>0.0178929</text:p>
          </table:table-cell>
          <table:table-cell office:value-type="float" office:value="0.0283976" calcext:value-type="float">
            <text:p>0.0283976</text:p>
          </table:table-cell>
          <table:table-cell office:value-type="float" office:value="0.117366" calcext:value-type="float">
            <text:p>0.117366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39675" calcext:value-type="float">
            <text:p>339675</text:p>
          </table:table-cell>
          <table:table-cell table:style-name="ce10" office:value-type="float" office:value="5.51571852522509" calcext:value-type="float">
            <text:p>5.51571852522509</text:p>
          </table:table-cell>
          <table:table-cell table:style-name="ce10" office:value-type="float" office:value="1.584183602314" calcext:value-type="float">
            <text:p>1.5841836023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668" calcext:value-type="float">
            <text:p>0.050266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394" calcext:value-type="float">
            <text:p>0.0106394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1183" calcext:value-type="float">
            <text:p>311183</text:p>
          </table:table-cell>
          <table:table-cell table:style-name="ce10" office:value-type="float" office:value="4.72458973250371" calcext:value-type="float">
            <text:p>4.72458973250371</text:p>
          </table:table-cell>
          <table:table-cell table:style-name="ce10" office:value-type="float" office:value="1.57356481951274" calcext:value-type="float">
            <text:p>1.573564819512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759" calcext:value-type="float">
            <text:p>0.0501759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302417" calcext:value-type="float">
            <text:p>302417</text:p>
          </table:table-cell>
          <table:table-cell table:style-name="ce10" office:value-type="float" office:value="4.71653365669327" calcext:value-type="float">
            <text:p>4.71653365669327</text:p>
          </table:table-cell>
          <table:table-cell table:style-name="ce10" office:value-type="float" office:value="1.58635505500944" calcext:value-type="float">
            <text:p>1.58635505500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516" calcext:value-type="float">
            <text:p>0.0498516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083" calcext:value-type="float">
            <text:p>0.01060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89789" calcext:value-type="float">
            <text:p>289789</text:p>
          </table:table-cell>
          <table:table-cell table:style-name="ce10" office:value-type="float" office:value="4.69930149034247" calcext:value-type="float">
            <text:p>4.69930149034247</text:p>
          </table:table-cell>
          <table:table-cell table:style-name="ce10" office:value-type="float" office:value="1.60283440839964" calcext:value-type="float">
            <text:p>1.602834408399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148" calcext:value-type="float">
            <text:p>0.0731148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327" calcext:value-type="float">
            <text:p>0.0121327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96085" calcext:value-type="float">
            <text:p>296085</text:p>
          </table:table-cell>
          <table:table-cell table:style-name="ce10" office:value-type="float" office:value="6.0262596124523" calcext:value-type="float">
            <text:p>6.0262596124523</text:p>
          </table:table-cell>
          <table:table-cell table:style-name="ce10" office:value-type="float" office:value="1.54425421347212" calcext:value-type="float">
            <text:p>1.544254213472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0.0121313" calcext:value-type="float">
            <text:p>0.012131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558" calcext:value-type="float">
            <text:p>0.117558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6278" calcext:value-type="float">
            <text:p>296278</text:p>
          </table:table-cell>
          <table:table-cell table:style-name="ce10" office:value-type="float" office:value="6.01523332206771" calcext:value-type="float">
            <text:p>6.01523332206771</text:p>
          </table:table-cell>
          <table:table-cell table:style-name="ce10" office:value-type="float" office:value="1.5540993190185" calcext:value-type="float">
            <text:p>1.5540993190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04" calcext:value-type="float">
            <text:p>0.071980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0919" calcext:value-type="float">
            <text:p>0.012091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7801" calcext:value-type="float">
            <text:p>0.117801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306688" calcext:value-type="float">
            <text:p>306688</text:p>
          </table:table-cell>
          <table:table-cell table:style-name="ce10" office:value-type="float" office:value="5.95277830613882" calcext:value-type="float">
            <text:p>5.95277830613882</text:p>
          </table:table-cell>
          <table:table-cell table:style-name="ce10" office:value-type="float" office:value="1.55637223774448" calcext:value-type="float">
            <text:p>1.556372237744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73" calcext:value-type="float">
            <text:p>0.093173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270" calcext:value-type="float">
            <text:p>288270</text:p>
          </table:table-cell>
          <table:table-cell table:style-name="ce10" office:value-type="float" office:value="6.84994853697986" calcext:value-type="float">
            <text:p>6.84994853697986</text:p>
          </table:table-cell>
          <table:table-cell table:style-name="ce10" office:value-type="float" office:value="1.54082553326308" calcext:value-type="float">
            <text:p>1.54082553326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915" calcext:value-type="float">
            <text:p>0.0929915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6005" calcext:value-type="float">
            <text:p>0.0136005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9600" calcext:value-type="float">
            <text:p>269600</text:p>
          </table:table-cell>
          <table:table-cell table:style-name="ce10" office:value-type="float" office:value="6.83735892062792" calcext:value-type="float">
            <text:p>6.83735892062792</text:p>
          </table:table-cell>
          <table:table-cell table:style-name="ce10" office:value-type="float" office:value="1.53674156531299" calcext:value-type="float">
            <text:p>1.536741565312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711" calcext:value-type="float">
            <text:p>0.0914711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1842" calcext:value-type="float">
            <text:p>271842</text:p>
          </table:table-cell>
          <table:table-cell table:style-name="ce10" office:value-type="float" office:value="6.75262808209066" calcext:value-type="float">
            <text:p>6.75262808209066</text:p>
          </table:table-cell>
          <table:table-cell table:style-name="ce10" office:value-type="float" office:value="1.58964348167446" calcext:value-type="float">
            <text:p>1.589643481674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895" calcext:value-type="float">
            <text:p>0.0594895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6" calcext:value-type="float">
            <text:p>0.017358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26138" calcext:value-type="float">
            <text:p>826138</text:p>
          </table:table-cell>
          <table:table-cell table:style-name="ce10" office:value-type="float" office:value="3.42709089442697" calcext:value-type="float">
            <text:p>3.42709089442697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5353" calcext:value-type="float">
            <text:p>0.0595353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" calcext:value-type="float">
            <text:p>0.0173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148" calcext:value-type="float">
            <text:p>0.533148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11792" calcext:value-type="float">
            <text:p>811792</text:p>
          </table:table-cell>
          <table:table-cell table:style-name="ce10" office:value-type="float" office:value="3.42984790874525" calcext:value-type="float">
            <text:p>3.42984790874525</text:p>
          </table:table-cell>
          <table:table-cell table:style-name="ce10" office:value-type="float" office:value="1.68513147168667" calcext:value-type="float">
            <text:p>1.68513147168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2579" calcext:value-type="float">
            <text:p>0.059257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1" calcext:value-type="float">
            <text:p>0.0173331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803270" calcext:value-type="float">
            <text:p>803270</text:p>
          </table:table-cell>
          <table:table-cell table:style-name="ce10" office:value-type="float" office:value="3.4187710219176" calcext:value-type="float">
            <text:p>3.4187710219176</text:p>
          </table:table-cell>
          <table:table-cell table:style-name="ce10" office:value-type="float" office:value="1.69599893152201" calcext:value-type="float">
            <text:p>1.69599893152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8893" calcext:value-type="float">
            <text:p>0.0818893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844510" calcext:value-type="float">
            <text:p>844510</text:p>
          </table:table-cell>
          <table:table-cell table:style-name="ce10" office:value-type="float" office:value="4.29405256313449" calcext:value-type="float">
            <text:p>4.29405256313449</text:p>
          </table:table-cell>
          <table:table-cell table:style-name="ce10" office:value-type="float" office:value="1.61765061765062" calcext:value-type="float">
            <text:p>1.617650617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9192" calcext:value-type="float">
            <text:p>0.0819192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694" calcext:value-type="float">
            <text:p>0.019069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91302" calcext:value-type="float">
            <text:p>791302</text:p>
          </table:table-cell>
          <table:table-cell table:style-name="ce10" office:value-type="float" office:value="4.29584570044155" calcext:value-type="float">
            <text:p>4.29584570044155</text:p>
          </table:table-cell>
          <table:table-cell table:style-name="ce10" office:value-type="float" office:value="1.60784356601267" calcext:value-type="float">
            <text:p>1.60784356601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2862" calcext:value-type="float">
            <text:p>0.081286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56" calcext:value-type="float">
            <text:p>0.01902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96481" calcext:value-type="float">
            <text:p>796481</text:p>
          </table:table-cell>
          <table:table-cell table:style-name="ce10" office:value-type="float" office:value="4.27246446892608" calcext:value-type="float">
            <text:p>4.27246446892608</text:p>
          </table:table-cell>
          <table:table-cell table:style-name="ce10" office:value-type="float" office:value="1.60084255444219" calcext:value-type="float">
            <text:p>1.600842554442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799" calcext:value-type="float">
            <text:p>0.0998799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24" calcext:value-type="float">
            <text:p>0.0207624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24599" calcext:value-type="float">
            <text:p>824599</text:p>
          </table:table-cell>
          <table:table-cell table:style-name="ce10" office:value-type="float" office:value="4.81061437984048" calcext:value-type="float">
            <text:p>4.81061437984048</text:p>
          </table:table-cell>
          <table:table-cell table:style-name="ce10" office:value-type="float" office:value="1.60360351451443" calcext:value-type="float">
            <text:p>1.60360351451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8304" calcext:value-type="float">
            <text:p>0.0998304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08" calcext:value-type="float">
            <text:p>0.020760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45868" calcext:value-type="float">
            <text:p>845868</text:p>
          </table:table-cell>
          <table:table-cell table:style-name="ce10" office:value-type="float" office:value="4.80860082463104" calcext:value-type="float">
            <text:p>4.80860082463104</text:p>
          </table:table-cell>
          <table:table-cell table:style-name="ce10" office:value-type="float" office:value="1.59819840241264" calcext:value-type="float">
            <text:p>1.59819840241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669" calcext:value-type="float">
            <text:p>0.0983669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6983" calcext:value-type="float">
            <text:p>0.020698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286" calcext:value-type="float">
            <text:p>0.126286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835248" calcext:value-type="float">
            <text:p>835248</text:p>
          </table:table-cell>
          <table:table-cell table:style-name="ce10" office:value-type="float" office:value="4.75241444949585" calcext:value-type="float">
            <text:p>4.75241444949585</text:p>
          </table:table-cell>
          <table:table-cell table:style-name="ce10" office:value-type="float" office:value="1.62623494808819" calcext:value-type="float">
            <text:p>1.62623494808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351" calcext:value-type="float">
            <text:p>0.0575351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14212" calcext:value-type="float">
            <text:p>314212</text:p>
          </table:table-cell>
          <table:table-cell table:style-name="ce10" office:value-type="float" office:value="4.06988144417407" calcext:value-type="float">
            <text:p>4.06988144417407</text:p>
          </table:table-cell>
          <table:table-cell table:style-name="ce10" office:value-type="float" office:value="1.61984212151058" calcext:value-type="float">
            <text:p>1.619842121510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" calcext:value-type="float">
            <text:p>0.057489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54" calcext:value-type="float">
            <text:p>0.0141354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86162" calcext:value-type="float">
            <text:p>286162</text:p>
          </table:table-cell>
          <table:table-cell table:style-name="ce10" office:value-type="float" office:value="4.06702321830298" calcext:value-type="float">
            <text:p>4.06702321830298</text:p>
          </table:table-cell>
          <table:table-cell table:style-name="ce10" office:value-type="float" office:value="1.62645294130671" calcext:value-type="float">
            <text:p>1.62645294130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1837" calcext:value-type="float">
            <text:p>0.0571837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181" calcext:value-type="float">
            <text:p>0.014118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24275" calcext:value-type="float">
            <text:p>324275</text:p>
          </table:table-cell>
          <table:table-cell table:style-name="ce10" office:value-type="float" office:value="4.05038213357321" calcext:value-type="float">
            <text:p>4.05038213357321</text:p>
          </table:table-cell>
          <table:table-cell table:style-name="ce10" office:value-type="float" office:value="1.64647665179139" calcext:value-type="float">
            <text:p>1.646476651791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31" calcext:value-type="float">
            <text:p>0.015833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225" calcext:value-type="float">
            <text:p>0.12722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4327" calcext:value-type="float">
            <text:p>314327</text:p>
          </table:table-cell>
          <table:table-cell table:style-name="ce10" office:value-type="float" office:value="5.09233820287878" calcext:value-type="float">
            <text:p>5.09233820287878</text:p>
          </table:table-cell>
          <table:table-cell table:style-name="ce10" office:value-type="float" office:value="1.58733036295625" calcext:value-type="float">
            <text:p>1.58733036295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5969" calcext:value-type="float">
            <text:p>0.080596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93967" calcext:value-type="float">
            <text:p>293967</text:p>
          </table:table-cell>
          <table:table-cell table:style-name="ce10" office:value-type="float" office:value="5.09104863212285" calcext:value-type="float">
            <text:p>5.09104863212285</text:p>
          </table:table-cell>
          <table:table-cell table:style-name="ce10" office:value-type="float" office:value="1.57904495808992" calcext:value-type="float">
            <text:p>1.579044958089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658" calcext:value-type="float">
            <text:p>0.079658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7949" calcext:value-type="float">
            <text:p>0.015794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95060" calcext:value-type="float">
            <text:p>295060</text:p>
          </table:table-cell>
          <table:table-cell table:style-name="ce10" office:value-type="float" office:value="5.043273461687" calcext:value-type="float">
            <text:p>5.043273461687</text:p>
          </table:table-cell>
          <table:table-cell table:style-name="ce10" office:value-type="float" office:value="1.60256137019743" calcext:value-type="float">
            <text:p>1.60256137019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672" calcext:value-type="float">
            <text:p>0.099867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63" calcext:value-type="float">
            <text:p>0.017486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9117" calcext:value-type="float">
            <text:p>279117</text:p>
          </table:table-cell>
          <table:table-cell table:style-name="ce10" office:value-type="float" office:value="5.71116817165438" calcext:value-type="float">
            <text:p>5.71116817165438</text:p>
          </table:table-cell>
          <table:table-cell table:style-name="ce10" office:value-type="float" office:value="1.5627957507098" calcext:value-type="float">
            <text:p>1.56279575070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7882" calcext:value-type="float">
            <text:p>0.099788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49" calcext:value-type="float">
            <text:p>0.0174849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8027" calcext:value-type="float">
            <text:p>278027</text:p>
          </table:table-cell>
          <table:table-cell table:style-name="ce10" office:value-type="float" office:value="5.70710727542051" calcext:value-type="float">
            <text:p>5.70710727542051</text:p>
          </table:table-cell>
          <table:table-cell table:style-name="ce10" office:value-type="float" office:value="1.56175414820996" calcext:value-type="float">
            <text:p>1.561754148209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2804" calcext:value-type="float">
            <text:p>0.0982804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348" calcext:value-type="float">
            <text:p>0.0174348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85157" calcext:value-type="float">
            <text:p>285157</text:p>
          </table:table-cell>
          <table:table-cell table:style-name="ce10" office:value-type="float" office:value="5.63702480097277" calcext:value-type="float">
            <text:p>5.63702480097277</text:p>
          </table:table-cell>
          <table:table-cell table:style-name="ce10" office:value-type="float" office:value="1.58926746264225" calcext:value-type="float">
            <text:p>1.58926746264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965" calcext:value-type="float">
            <text:p>0.0501965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9" calcext:value-type="float">
            <text:p>0.010568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9" calcext:value-type="float">
            <text:p>0.12013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5780" calcext:value-type="float">
            <text:p>315780</text:p>
          </table:table-cell>
          <table:table-cell table:style-name="ce10" office:value-type="float" office:value="4.74945358551978" calcext:value-type="float">
            <text:p>4.74945358551978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4" calcext:value-type="float">
            <text:p>0.120134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99196" calcext:value-type="float">
            <text:p>299196</text:p>
          </table:table-cell>
          <table:table-cell table:style-name="ce10" office:value-type="float" office:value="4.7413890991673" calcext:value-type="float">
            <text:p>4.7413890991673</text:p>
          </table:table-cell>
          <table:table-cell table:style-name="ce10" office:value-type="float" office:value="1.61075601244215" calcext:value-type="float">
            <text:p>1.610756012442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826" calcext:value-type="float">
            <text:p>0.0497826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417" calcext:value-type="float">
            <text:p>0.010541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0092" calcext:value-type="float">
            <text:p>310092</text:p>
          </table:table-cell>
          <table:table-cell table:style-name="ce10" office:value-type="float" office:value="4.72244514641851" calcext:value-type="float">
            <text:p>4.72244514641851</text:p>
          </table:table-cell>
          <table:table-cell table:style-name="ce10" office:value-type="float" office:value="1.61299593639072" calcext:value-type="float">
            <text:p>1.612995936390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0811" calcext:value-type="float">
            <text:p>0.073081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0828" calcext:value-type="float">
            <text:p>0.012082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8" calcext:value-type="float">
            <text:p>0.11828</text:p>
          </table:table-cell>
          <table:table-cell office:value-type="float" office:value="0.0170068" calcext:value-type="float">
            <text:p>0.0170068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1624" calcext:value-type="float">
            <text:p>271624</text:p>
          </table:table-cell>
          <table:table-cell table:style-name="ce10" office:value-type="float" office:value="6.04835799649088" calcext:value-type="float">
            <text:p>6.04835799649088</text:p>
          </table:table-cell>
          <table:table-cell table:style-name="ce10" office:value-type="float" office:value="1.55991901226726" calcext:value-type="float">
            <text:p>1.55991901226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396" calcext:value-type="float">
            <text:p>0.0729396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0.0120816" calcext:value-type="float">
            <text:p>0.0120816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6808" calcext:value-type="float">
            <text:p>276808</text:p>
          </table:table-cell>
          <table:table-cell table:style-name="ce10" office:value-type="float" office:value="6.03724672228844" calcext:value-type="float">
            <text:p>6.03724672228844</text:p>
          </table:table-cell>
          <table:table-cell table:style-name="ce10" office:value-type="float" office:value="1.56189083045808" calcext:value-type="float">
            <text:p>1.561890830458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533" calcext:value-type="float">
            <text:p>0.0719533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429" calcext:value-type="float">
            <text:p>0.01204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169697" calcext:value-type="float">
            <text:p>0.016969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683" calcext:value-type="float">
            <text:p>293683</text:p>
          </table:table-cell>
          <table:table-cell table:style-name="ce10" office:value-type="float" office:value="5.97474860706308" calcext:value-type="float">
            <text:p>5.97474860706308</text:p>
          </table:table-cell>
          <table:table-cell table:style-name="ce10" office:value-type="float" office:value="1.58039478032385" calcext:value-type="float">
            <text:p>1.580394780323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561" calcext:value-type="float">
            <text:p>0.0931561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49" calcext:value-type="float">
            <text:p>0.0135749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449" calcext:value-type="float">
            <text:p>288449</text:p>
          </table:table-cell>
          <table:table-cell table:style-name="ce10" office:value-type="float" office:value="6.86237836006158" calcext:value-type="float">
            <text:p>6.86237836006158</text:p>
          </table:table-cell>
          <table:table-cell table:style-name="ce10" office:value-type="float" office:value="1.56549556549557" calcext:value-type="float">
            <text:p>1.565495565495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746" calcext:value-type="float">
            <text:p>0.0929746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36" calcext:value-type="float">
            <text:p>0.013573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5458" calcext:value-type="float">
            <text:p>285458</text:p>
          </table:table-cell>
          <table:table-cell table:style-name="ce10" office:value-type="float" office:value="6.8496640537514" calcext:value-type="float">
            <text:p>6.8496640537514</text:p>
          </table:table-cell>
          <table:table-cell table:style-name="ce10" office:value-type="float" office:value="1.56424956424956" calcext:value-type="float">
            <text:p>1.564249564249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558" calcext:value-type="float">
            <text:p>0.091455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194" calcext:value-type="float">
            <text:p>0.0135194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0193939" calcext:value-type="float">
            <text:p>0.0193939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8345" calcext:value-type="float">
            <text:p>278345</text:p>
          </table:table-cell>
          <table:table-cell table:style-name="ce10" office:value-type="float" office:value="6.76478246076009" calcext:value-type="float">
            <text:p>6.76478246076009</text:p>
          </table:table-cell>
          <table:table-cell table:style-name="ce10" office:value-type="float" office:value="1.59428620514399" calcext:value-type="float">
            <text:p>1.59428620514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4" calcext:value-type="float">
            <text:p>0.016873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83656" calcext:value-type="float">
            <text:p>5836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703" calcext:value-type="float">
            <text:p>0.0576703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31" calcext:value-type="float">
            <text:p>0.016873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15707" calcext:value-type="float">
            <text:p>5157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322" calcext:value-type="float">
            <text:p>0.0574322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01" calcext:value-type="float">
            <text:p>0.0168501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16126" calcext:value-type="float">
            <text:p>516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" calcext:value-type="float">
            <text:p>0.081028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6335" calcext:value-type="float">
            <text:p>5163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9922" calcext:value-type="float">
            <text:p>0.080992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7007" calcext:value-type="float">
            <text:p>517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2967" calcext:value-type="float">
            <text:p>0.080296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9" calcext:value-type="float">
            <text:p>0.018417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0951" calcext:value-type="float">
            <text:p>0.460951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515316" calcext:value-type="float">
            <text:p>515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56" calcext:value-type="float">
            <text:p>0.0200756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4944" calcext:value-type="float">
            <text:p>514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934" calcext:value-type="float">
            <text:p>0.099293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4" calcext:value-type="float">
            <text:p>0.020074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7710" calcext:value-type="float">
            <text:p>5177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9027" calcext:value-type="float">
            <text:p>0.0979027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62" calcext:value-type="float">
            <text:p>0.020016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5175" calcext:value-type="float">
            <text:p>515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9448" calcext:value-type="float">
            <text:p>0.0569448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15" calcext:value-type="float">
            <text:p>0.01369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64912" calcext:value-type="float">
            <text:p>264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9169" calcext:value-type="float">
            <text:p>0.0569169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1" calcext:value-type="float">
            <text:p>0.013690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4898" calcext:value-type="float">
            <text:p>2648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6567" calcext:value-type="float">
            <text:p>0.05665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4320" calcext:value-type="float">
            <text:p>2643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632" calcext:value-type="float">
            <text:p>0.080563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618" calcext:value-type="float">
            <text:p>0.0152618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45" calcext:value-type="float">
            <text:p>0.12944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455" calcext:value-type="float">
            <text:p>0.44845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4045" calcext:value-type="float">
            <text:p>2640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008" calcext:value-type="float">
            <text:p>0.080600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7" calcext:value-type="float">
            <text:p>0.015259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802" calcext:value-type="float">
            <text:p>0.44880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3201" calcext:value-type="float">
            <text:p>263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232" calcext:value-type="float">
            <text:p>0.0795232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46" calcext:value-type="float">
            <text:p>0.0152346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63605" calcext:value-type="float">
            <text:p>263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6" calcext:value-type="float">
            <text:p>0.016876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125193" calcext:value-type="float">
            <text:p>0.125193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18" calcext:value-type="float">
            <text:p>2638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9353" calcext:value-type="float">
            <text:p>0.0999353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39" calcext:value-type="float">
            <text:p>0.016873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4731" calcext:value-type="float">
            <text:p>264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722" calcext:value-type="float">
            <text:p>0.0983722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329" calcext:value-type="float">
            <text:p>0.0168329</text:p>
          </table:table-cell>
          <table:table-cell office:value-type="float" office:value="0.0268714" calcext:value-type="float">
            <text:p>0.0268714</text:p>
          </table:table-cell>
          <table:table-cell office:value-type="float" office:value="0.126914" calcext:value-type="float">
            <text:p>0.126914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487" calcext:value-type="float">
            <text:p>2634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473" calcext:value-type="float">
            <text:p>0.050247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26" calcext:value-type="float">
            <text:p>0.01038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63727" calcext:value-type="float">
            <text:p>263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2293" calcext:value-type="float">
            <text:p>0.05022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19" calcext:value-type="float">
            <text:p>0.0103819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62490" calcext:value-type="float">
            <text:p>262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398" calcext:value-type="float">
            <text:p>0.0498398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616" calcext:value-type="float">
            <text:p>0.0103616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2199" calcext:value-type="float">
            <text:p>262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4752" calcext:value-type="float">
            <text:p>0.0734752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876" calcext:value-type="float">
            <text:p>0.011887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1777" calcext:value-type="float">
            <text:p>261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3243" calcext:value-type="float">
            <text:p>0.0733243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867" calcext:value-type="float">
            <text:p>0.0118867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4200" calcext:value-type="float">
            <text:p>274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3289" calcext:value-type="float">
            <text:p>0.0723289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86470" calcext:value-type="float">
            <text:p>286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6304" calcext:value-type="float">
            <text:p>0.093630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4179" calcext:value-type="float">
            <text:p>0.0134179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547" calcext:value-type="float">
            <text:p>268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4141" calcext:value-type="float">
            <text:p>0.0934141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4173" calcext:value-type="float">
            <text:p>0.01341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726" calcext:value-type="float">
            <text:p>0.109726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93227" calcext:value-type="float">
            <text:p>293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9471" calcext:value-type="float">
            <text:p>0.0919471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694" calcext:value-type="float">
            <text:p>0.0133694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112886" calcext:value-type="float">
            <text:p>0.112886</text:p>
          </table:table-cell>
          <table:table-cell office:value-type="float" office:value="0.0191847" calcext:value-type="float">
            <text:p>0.01918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6533" calcext:value-type="float">
            <text:p>266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90211" calcext:value-type="float">
            <text:p>3902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09499" calcext:value-type="float">
            <text:p>409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65" calcext:value-type="float">
            <text:p>0.0545365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89573" calcext:value-type="float">
            <text:p>3895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6074" calcext:value-type="float">
            <text:p>0.0786074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9" calcext:value-type="float">
            <text:p>0.017805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90452" calcext:value-type="float">
            <text:p>3904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5686" calcext:value-type="float">
            <text:p>0.0785686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5" calcext:value-type="float">
            <text:p>0.0178045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89800" calcext:value-type="float">
            <text:p>3898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0628" calcext:value-type="float">
            <text:p>0.0780628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6" calcext:value-type="float">
            <text:p>0.0177706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89687" calcext:value-type="float">
            <text:p>3896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6411" calcext:value-type="float">
            <text:p>0.0976411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7915" calcext:value-type="float">
            <text:p>3879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5422" calcext:value-type="float">
            <text:p>0.0975422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9545" calcext:value-type="float">
            <text:p>3895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1511" calcext:value-type="float">
            <text:p>0.0961511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53" calcext:value-type="float">
            <text:p>0.0192653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89203" calcext:value-type="float">
            <text:p>3892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3457" calcext:value-type="float">
            <text:p>0.055345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7493" calcext:value-type="float">
            <text:p>2574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3309" calcext:value-type="float">
            <text:p>0.0553309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5" calcext:value-type="float">
            <text:p>0.0132405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65" calcext:value-type="float">
            <text:p>0.14686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7620" calcext:value-type="float">
            <text:p>2576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51406" calcext:value-type="float">
            <text:p>0.0551406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3" calcext:value-type="float">
            <text:p>0.0132313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62" calcext:value-type="float">
            <text:p>0.14626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57995" calcext:value-type="float">
            <text:p>2579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787" calcext:value-type="float">
            <text:p>0.079578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79" calcext:value-type="float">
            <text:p>0.014637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1013" calcext:value-type="float">
            <text:p>0.13101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362" calcext:value-type="float">
            <text:p>259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6128" calcext:value-type="float">
            <text:p>0.0796128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57" calcext:value-type="float">
            <text:p>0.0146357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8208" calcext:value-type="float">
            <text:p>2582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566" calcext:value-type="float">
            <text:p>0.078566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6092" calcext:value-type="float">
            <text:p>0.456092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60249" calcext:value-type="float">
            <text:p>2602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1844" calcext:value-type="float">
            <text:p>0.0991844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503" calcext:value-type="float">
            <text:p>0.016150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917" calcext:value-type="float">
            <text:p>0.127917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8807" calcext:value-type="float">
            <text:p>2588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0436" calcext:value-type="float">
            <text:p>0.0990436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79" calcext:value-type="float">
            <text:p>0.0161479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9151" calcext:value-type="float">
            <text:p>2591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4898" calcext:value-type="float">
            <text:p>0.0974898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45" calcext:value-type="float">
            <text:p>0.0161145</text:p>
          </table:table-cell>
          <table:table-cell office:value-type="float" office:value="0.0257649" calcext:value-type="float">
            <text:p>0.0257649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3051" calcext:value-type="float">
            <text:p>0.413051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8876" calcext:value-type="float">
            <text:p>258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694" calcext:value-type="float">
            <text:p>0.049769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13" calcext:value-type="float">
            <text:p>0.0100813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58145" calcext:value-type="float">
            <text:p>2581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7474" calcext:value-type="float">
            <text:p>0.049747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5" calcext:value-type="float">
            <text:p>0.0100805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58399" calcext:value-type="float">
            <text:p>258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389" calcext:value-type="float">
            <text:p>0.049389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17" calcext:value-type="float">
            <text:p>0.0100617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85" calcext:value-type="float">
            <text:p>0.13128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240" calcext:value-type="float">
            <text:p>258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415" calcext:value-type="float">
            <text:p>0.0731415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94" calcext:value-type="float">
            <text:p>0.011499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846" calcext:value-type="float">
            <text:p>258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906" calcext:value-type="float">
            <text:p>0.0729906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91" calcext:value-type="float">
            <text:p>0.0114991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479" calcext:value-type="float">
            <text:p>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59009" calcext:value-type="float">
            <text:p>259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77" calcext:value-type="float">
            <text:p>0.0114677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7" calcext:value-type="float">
            <text:p>0.121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342" calcext:value-type="float">
            <text:p>258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2696" calcext:value-type="float">
            <text:p>0.093269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902" calcext:value-type="float">
            <text:p>0.012990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136" calcext:value-type="float">
            <text:p>259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0544" calcext:value-type="float">
            <text:p>0.093054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92" calcext:value-type="float">
            <text:p>0.012989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359" calcext:value-type="float">
            <text:p>2593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5997" calcext:value-type="float">
            <text:p>0.0915997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446" calcext:value-type="float">
            <text:p>0.0129446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9981" calcext:value-type="float">
            <text:p>2599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3" calcext:value-type="float">
            <text:p>0.0574893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3" calcext:value-type="float">
            <text:p>0.016873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291" calcext:value-type="float">
            <text:p>0.15129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2810" calcext:value-type="float">
            <text:p>522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246" calcext:value-type="float">
            <text:p>0.0576246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29" calcext:value-type="float">
            <text:p>0.016872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9139" calcext:value-type="float">
            <text:p>5291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3673" calcext:value-type="float">
            <text:p>0.0573673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21227" calcext:value-type="float">
            <text:p>5212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42" calcext:value-type="float">
            <text:p>0.080624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1" calcext:value-type="float">
            <text:p>0.018461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030" calcext:value-type="float">
            <text:p>5190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649" calcext:value-type="float">
            <text:p>0.0806649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02" calcext:value-type="float">
            <text:p>0.018460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378" calcext:value-type="float">
            <text:p>519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9877" calcext:value-type="float">
            <text:p>0.079987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2" calcext:value-type="float">
            <text:p>0.018417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519490" calcext:value-type="float">
            <text:p>5194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195" calcext:value-type="float">
            <text:p>0.098919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42" calcext:value-type="float">
            <text:p>0.0200742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263" calcext:value-type="float">
            <text:p>51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8859" calcext:value-type="float">
            <text:p>0.09888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28" calcext:value-type="float">
            <text:p>0.0200728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055" calcext:value-type="float">
            <text:p>5180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3915" calcext:value-type="float">
            <text:p>0.0973915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48" calcext:value-type="float">
            <text:p>0.020014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8784" calcext:value-type="float">
            <text:p>5187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7143" calcext:value-type="float">
            <text:p>0.0567143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5" calcext:value-type="float">
            <text:p>0.013690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6607" calcext:value-type="float">
            <text:p>266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6801" calcext:value-type="float">
            <text:p>0.0566801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891" calcext:value-type="float">
            <text:p>0.013689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66568" calcext:value-type="float">
            <text:p>2665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4195" calcext:value-type="float">
            <text:p>0.056419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42" calcext:value-type="float">
            <text:p>0.0136742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6312" calcext:value-type="float">
            <text:p>266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438" calcext:value-type="float">
            <text:p>0.080043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4" calcext:value-type="float">
            <text:p>0.01525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66" calcext:value-type="float">
            <text:p>0.12936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7214" calcext:value-type="float">
            <text:p>2672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0162" calcext:value-type="float">
            <text:p>0.080016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72" calcext:value-type="float">
            <text:p>0.015257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6408" calcext:value-type="float">
            <text:p>2664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0238" calcext:value-type="float">
            <text:p>0.0790238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19" calcext:value-type="float">
            <text:p>0.0152319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6853" calcext:value-type="float">
            <text:p>266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08" calcext:value-type="float">
            <text:p>2661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8192" calcext:value-type="float">
            <text:p>0.4081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78" calcext:value-type="float">
            <text:p>2661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7355" calcext:value-type="float">
            <text:p>0.0977355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285" calcext:value-type="float">
            <text:p>0.0168285</text:p>
          </table:table-cell>
          <table:table-cell office:value-type="float" office:value="0.0268456" calcext:value-type="float">
            <text:p>0.0268456</text:p>
          </table:table-cell>
          <table:table-cell office:value-type="float" office:value="0.126983" calcext:value-type="float">
            <text:p>0.126983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7663" calcext:value-type="float">
            <text:p>267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9559" calcext:value-type="float">
            <text:p>0.0499559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97" calcext:value-type="float">
            <text:p>0.0103797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4644" calcext:value-type="float">
            <text:p>2646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8693" calcext:value-type="float">
            <text:p>0.04986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89" calcext:value-type="float">
            <text:p>0.0103789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76171" calcext:value-type="float">
            <text:p>2761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505" calcext:value-type="float">
            <text:p>0.0495505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582" calcext:value-type="float">
            <text:p>0.010358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451" calcext:value-type="float">
            <text:p>0.128451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95812" calcext:value-type="float">
            <text:p>295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8959" calcext:value-type="float">
            <text:p>0.072895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842" calcext:value-type="float">
            <text:p>0.12084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5719" calcext:value-type="float">
            <text:p>275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7489" calcext:value-type="float">
            <text:p>0.072748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767" calcext:value-type="float">
            <text:p>0.120767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2182" calcext:value-type="float">
            <text:p>2721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7661" calcext:value-type="float">
            <text:p>0.0717661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416" calcext:value-type="float">
            <text:p>0.0118416</text:p>
          </table:table-cell>
          <table:table-cell office:value-type="float" office:value="0.0193798" calcext:value-type="float">
            <text:p>0.0193798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243" calcext:value-type="float">
            <text:p>293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0256" calcext:value-type="float">
            <text:p>0.093025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3981" calcext:value-type="float">
            <text:p>0.0133981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1016" calcext:value-type="float">
            <text:p>281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8424" calcext:value-type="float">
            <text:p>0.0928424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3973" calcext:value-type="float">
            <text:p>0.0133973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83" calcext:value-type="float">
            <text:p>0.10983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91655" calcext:value-type="float">
            <text:p>2916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481" calcext:value-type="float">
            <text:p>0.013348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0.0191571" calcext:value-type="float">
            <text:p>0.0191571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9000" calcext:value-type="float">
            <text:p>279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31839" calcext:value-type="float">
            <text:p>4318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45847" calcext:value-type="float">
            <text:p>445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38" calcext:value-type="float">
            <text:p>0.0545338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413535" calcext:value-type="float">
            <text:p>4135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3199" calcext:value-type="float">
            <text:p>0.078319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7" calcext:value-type="float">
            <text:p>0.0178057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01750" calcext:value-type="float">
            <text:p>401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3859" calcext:value-type="float">
            <text:p>0.078385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2" calcext:value-type="float">
            <text:p>0.017804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19326" calcext:value-type="float">
            <text:p>4193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78431" calcext:value-type="float">
            <text:p>0.0778431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4" calcext:value-type="float">
            <text:p>0.0177704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432960" calcext:value-type="float">
            <text:p>4329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3" calcext:value-type="float">
            <text:p>0.0972043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37213" calcext:value-type="float">
            <text:p>437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65" calcext:value-type="float">
            <text:p>0.0193165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02671" calcext:value-type="float">
            <text:p>4026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57342" calcext:value-type="float">
            <text:p>0.0957342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94290" calcext:value-type="float">
            <text:p>3942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2186" calcext:value-type="float">
            <text:p>0.0552186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08" calcext:value-type="float">
            <text:p>0.01324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05" calcext:value-type="float">
            <text:p>0.14690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9398" calcext:value-type="float">
            <text:p>2593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2075" calcext:value-type="float">
            <text:p>0.0552075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3" calcext:value-type="float">
            <text:p>0.0132403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9131" calcext:value-type="float">
            <text:p>2591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9887" calcext:value-type="float">
            <text:p>0.0549887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1" calcext:value-type="float">
            <text:p>0.0132311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60285" calcext:value-type="float">
            <text:p>2602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1172" calcext:value-type="float">
            <text:p>0.0791172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65" calcext:value-type="float">
            <text:p>0.0146365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8" calcext:value-type="float">
            <text:p>0.13098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703" calcext:value-type="float">
            <text:p>0.454703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0152" calcext:value-type="float">
            <text:p>26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0907" calcext:value-type="float">
            <text:p>0.079090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43" calcext:value-type="float">
            <text:p>0.0146343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58" calcext:value-type="float">
            <text:p>0.13095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846" calcext:value-type="float">
            <text:p>2598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1134" calcext:value-type="float">
            <text:p>0.0781134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231405" calcext:value-type="float">
            <text:p>0.023140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7133" calcext:value-type="float">
            <text:p>0.457133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59222" calcext:value-type="float">
            <text:p>259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4476" calcext:value-type="float">
            <text:p>0.0984476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483" calcext:value-type="float">
            <text:p>0.016148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893" calcext:value-type="float">
            <text:p>0.127893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648" calcext:value-type="float">
            <text:p>259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3593" calcext:value-type="float">
            <text:p>0.0983593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262" calcext:value-type="float">
            <text:p>259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8625" calcext:value-type="float">
            <text:p>0.0968625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23" calcext:value-type="float">
            <text:p>0.016112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4439" calcext:value-type="float">
            <text:p>0.4144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526" calcext:value-type="float">
            <text:p>2595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058" calcext:value-type="float">
            <text:p>0.049505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3" calcext:value-type="float">
            <text:p>0.0100803</text:p>
          </table:table-cell>
          <table:table-cell office:value-type="float" office:value="0.0161812" calcext:value-type="float">
            <text:p>0.0161812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194" calcext:value-type="float">
            <text:p>258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4178" calcext:value-type="float">
            <text:p>0.049417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796" calcext:value-type="float">
            <text:p>0.010079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58263" calcext:value-type="float">
            <text:p>2582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1254" calcext:value-type="float">
            <text:p>0.0491254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05" calcext:value-type="float">
            <text:p>0.0100605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349" calcext:value-type="float">
            <text:p>2583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731" calcext:value-type="float">
            <text:p>0.0725731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65" calcext:value-type="float">
            <text:p>0.0114965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58246" calcext:value-type="float">
            <text:p>2582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62" calcext:value-type="float">
            <text:p>0.011496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312" calcext:value-type="float">
            <text:p>258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4339" calcext:value-type="float">
            <text:p>0.0714339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46" calcext:value-type="float">
            <text:p>0.0114646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26" calcext:value-type="float">
            <text:p>0.1218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189" calcext:value-type="float">
            <text:p>258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26797" calcext:value-type="float">
            <text:p>0.092679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51" calcext:value-type="float">
            <text:p>0.0129851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58264" calcext:value-type="float">
            <text:p>2582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4977" calcext:value-type="float">
            <text:p>0.092497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0368" calcext:value-type="float">
            <text:p>2603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388" calcext:value-type="float">
            <text:p>0.0129388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58334" calcext:value-type="float">
            <text:p>2583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84" calcext:value-type="float">
            <text:p>0.018998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595" calcext:value-type="float">
            <text:p>0.527595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69480" calcext:value-type="float">
            <text:p>13694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4399" calcext:value-type="float">
            <text:p>0.060439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5" calcext:value-type="float">
            <text:p>0.0189965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942" calcext:value-type="float">
            <text:p>0.527942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83760" calcext:value-type="float">
            <text:p>138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600485" calcext:value-type="float">
            <text:p>0.0600485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88" calcext:value-type="float">
            <text:p>0.144388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47470" calcext:value-type="float">
            <text:p>1347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707" calcext:value-type="float">
            <text:p>0.081707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310230" calcext:value-type="float">
            <text:p>1310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6805" calcext:value-type="float">
            <text:p>0.0816805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222" calcext:value-type="float">
            <text:p>0.020822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280570" calcext:value-type="float">
            <text:p>12805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8137" calcext:value-type="float">
            <text:p>0.0808137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722" calcext:value-type="float">
            <text:p>0.020772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1264180" calcext:value-type="float">
            <text:p>1264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9229" calcext:value-type="float">
            <text:p>0.09922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37" calcext:value-type="float">
            <text:p>0.0226037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150" calcext:value-type="float">
            <text:p>1249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91384" calcext:value-type="float">
            <text:p>0.09913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14" calcext:value-type="float">
            <text:p>0.0226014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68210" calcext:value-type="float">
            <text:p>1268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5402" calcext:value-type="float">
            <text:p>0.0975402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89" calcext:value-type="float">
            <text:p>0.022528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7017" calcext:value-type="float">
            <text:p>0.00177017</text:p>
          </table:table-cell>
          <table:table-cell office:value-type="float" office:value="1248370" calcext:value-type="float">
            <text:p>12483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6973" calcext:value-type="float">
            <text:p>0.057697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605" calcext:value-type="float">
            <text:p>0.0154605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51193" calcext:value-type="float">
            <text:p>251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6378" calcext:value-type="float">
            <text:p>0.0576378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9" calcext:value-type="float">
            <text:p>0.015459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59" calcext:value-type="float">
            <text:p>0.1340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50357" calcext:value-type="float">
            <text:p>2503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2995" calcext:value-type="float">
            <text:p>0.057299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0810" calcext:value-type="float">
            <text:p>2508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175" calcext:value-type="float">
            <text:p>0.080217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408" calcext:value-type="float">
            <text:p>0.0172408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124056" calcext:value-type="float">
            <text:p>0.124056</text:p>
          </table:table-cell>
          <table:table-cell office:value-type="float" office:value="0.0223152" calcext:value-type="float">
            <text:p>0.022315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824" calcext:value-type="float">
            <text:p>24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4123" calcext:value-type="float">
            <text:p>0.08041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398" calcext:value-type="float">
            <text:p>0.0172398</text:p>
          </table:table-cell>
          <table:table-cell office:value-type="float" office:value="0.0255754" calcext:value-type="float">
            <text:p>0.0255754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792" calcext:value-type="float">
            <text:p>2487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421" calcext:value-type="float">
            <text:p>0.079042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5959" calcext:value-type="float">
            <text:p>0.125959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47777" calcext:value-type="float">
            <text:p>247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8641" calcext:value-type="float">
            <text:p>0.0988641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25" calcext:value-type="float">
            <text:p>2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164" calcext:value-type="float">
            <text:p>24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874" calcext:value-type="float">
            <text:p>0.09887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515" calcext:value-type="float">
            <text:p>0.0189515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404" calcext:value-type="float">
            <text:p>0.118404</text:p>
          </table:table-cell>
          <table:table-cell office:value-type="float" office:value="25" calcext:value-type="float">
            <text:p>2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038" calcext:value-type="float">
            <text:p>2460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3005" calcext:value-type="float">
            <text:p>0.0973005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931" calcext:value-type="float">
            <text:p>0.0188931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8616" calcext:value-type="float">
            <text:p>0.118616</text:p>
          </table:table-cell>
          <table:table-cell office:value-type="float" office:value="0.0249307" calcext:value-type="float">
            <text:p>0.0249307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4803" calcext:value-type="float">
            <text:p>2448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1613" calcext:value-type="float">
            <text:p>0.050161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71" calcext:value-type="float">
            <text:p>0.0112771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814" calcext:value-type="float">
            <text:p>0.118814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25369" calcext:value-type="float">
            <text:p>2253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785" calcext:value-type="float">
            <text:p>0.118785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25271" calcext:value-type="float">
            <text:p>2252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6541" calcext:value-type="float">
            <text:p>0.0496541</text:p>
          </table:table-cell>
          <table:table-cell office:value-type="float" office:value="0.0110345" calcext:value-type="float">
            <text:p>0.0110345</text:p>
          </table:table-cell>
          <table:table-cell office:value-type="float" office:value="0.0112462" calcext:value-type="float">
            <text:p>0.0112462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4648" calcext:value-type="float">
            <text:p>224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4286" calcext:value-type="float">
            <text:p>0.0724286</text:p>
          </table:table-cell>
          <table:table-cell office:value-type="float" office:value="0.0132013" calcext:value-type="float">
            <text:p>0.0132013</text:p>
          </table:table-cell>
          <table:table-cell office:value-type="float" office:value="0.0128149" calcext:value-type="float">
            <text:p>0.0128149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20323" calcext:value-type="float">
            <text:p>2203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4139" calcext:value-type="float">
            <text:p>0.0724139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9860" calcext:value-type="float">
            <text:p>2198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597" calcext:value-type="float">
            <text:p>0.0712597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726" calcext:value-type="float">
            <text:p>0.0127726</text:p>
          </table:table-cell>
          <table:table-cell office:value-type="float" office:value="0.0197368" calcext:value-type="float">
            <text:p>0.0197368</text:p>
          </table:table-cell>
          <table:table-cell office:value-type="float" office:value="0.119017" calcext:value-type="float">
            <text:p>0.11901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9812" calcext:value-type="float">
            <text:p>219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927" calcext:value-type="float">
            <text:p>0.091692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72" calcext:value-type="float">
            <text:p>0.014327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8683" calcext:value-type="float">
            <text:p>0.108683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6068" calcext:value-type="float">
            <text:p>2160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637" calcext:value-type="float">
            <text:p>0.091763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63" calcext:value-type="float">
            <text:p>0.014326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5880" calcext:value-type="float">
            <text:p>2158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759" calcext:value-type="float">
            <text:p>0.0901759</text:p>
          </table:table-cell>
          <table:table-cell office:value-type="float" office:value="0.0145631" calcext:value-type="float">
            <text:p>0.0145631</text:p>
          </table:table-cell>
          <table:table-cell office:value-type="float" office:value="0.0142727" calcext:value-type="float">
            <text:p>0.0142727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09326" calcext:value-type="float">
            <text:p>0.10932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6173" calcext:value-type="float">
            <text:p>2161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90541" calcext:value-type="float">
            <text:p>0.0590541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9635" calcext:value-type="float">
            <text:p>7596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90853" calcext:value-type="float">
            <text:p>0.0590853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3" calcext:value-type="float">
            <text:p>0.018495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7980" calcext:value-type="float">
            <text:p>767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7487" calcext:value-type="float">
            <text:p>0.0587487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6" calcext:value-type="float">
            <text:p>0.018467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61" calcext:value-type="float">
            <text:p>0.14766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58847" calcext:value-type="float">
            <text:p>7588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777" calcext:value-type="float">
            <text:p>0.080777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76" calcext:value-type="float">
            <text:p>0.020247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29732" calcext:value-type="float">
            <text:p>829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7561" calcext:value-type="float">
            <text:p>0.0807561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14302" calcext:value-type="float">
            <text:p>8143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9524" calcext:value-type="float">
            <text:p>0.0799524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23" calcext:value-type="float">
            <text:p>0.0202023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6029" calcext:value-type="float">
            <text:p>7860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5044" calcext:value-type="float">
            <text:p>0.0985044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81" calcext:value-type="float">
            <text:p>0.0219781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3566" calcext:value-type="float">
            <text:p>7935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106" calcext:value-type="float">
            <text:p>0.0984106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66" calcext:value-type="float">
            <text:p>0.0219766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5963" calcext:value-type="float">
            <text:p>7959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115" calcext:value-type="float">
            <text:p>0.021911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67" calcext:value-type="float">
            <text:p>0.127967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64332" calcext:value-type="float">
            <text:p>7643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1216" calcext:value-type="float">
            <text:p>0.0571216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72" calcext:value-type="float">
            <text:p>0.0150372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66944" calcext:value-type="float">
            <text:p>2669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6" calcext:value-type="float">
            <text:p>0.057057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47189" calcext:value-type="float">
            <text:p>2471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66" calcext:value-type="float">
            <text:p>0.0150166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8484" calcext:value-type="float">
            <text:p>258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89" calcext:value-type="float">
            <text:p>0.016768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7346" calcext:value-type="float">
            <text:p>2673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9718" calcext:value-type="float">
            <text:p>0.079971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71" calcext:value-type="float">
            <text:p>0.016767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56077" calcext:value-type="float">
            <text:p>2560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42" calcext:value-type="float">
            <text:p>0.078634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325" calcext:value-type="float">
            <text:p>0.0167325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54975" calcext:value-type="float">
            <text:p>2549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4164" calcext:value-type="float">
            <text:p>0.098416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78" calcext:value-type="float">
            <text:p>0.0184678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394" calcext:value-type="float">
            <text:p>0.122394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97" calcext:value-type="float">
            <text:p>2638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258" calcext:value-type="float">
            <text:p>0.098425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63" calcext:value-type="float">
            <text:p>0.0184663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7909" calcext:value-type="float">
            <text:p>2679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622" calcext:value-type="float">
            <text:p>0.0968622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165" calcext:value-type="float">
            <text:p>0.0184165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4061" calcext:value-type="float">
            <text:p>0.124061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6299" calcext:value-type="float">
            <text:p>2662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0733" calcext:value-type="float">
            <text:p>0.0500733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609" calcext:value-type="float">
            <text:p>0.12060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46133" calcext:value-type="float">
            <text:p>246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36009" calcext:value-type="float">
            <text:p>236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705" calcext:value-type="float">
            <text:p>0.0495705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748" calcext:value-type="float">
            <text:p>0.0111748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6031" calcext:value-type="float">
            <text:p>226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3678" calcext:value-type="float">
            <text:p>0.072367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45893" calcext:value-type="float">
            <text:p>2458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3531" calcext:value-type="float">
            <text:p>0.0723531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88" calcext:value-type="float">
            <text:p>0.0127588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42806" calcext:value-type="float">
            <text:p>2428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079" calcext:value-type="float">
            <text:p>0.0712079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7185" calcext:value-type="float">
            <text:p>0.0127185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5328" calcext:value-type="float">
            <text:p>255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762" calcext:value-type="float">
            <text:p>0.091676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37714" calcext:value-type="float">
            <text:p>2377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472" calcext:value-type="float">
            <text:p>0.091747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56" calcext:value-type="float">
            <text:p>0.0142956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701" calcext:value-type="float">
            <text:p>0.109701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3154" calcext:value-type="float">
            <text:p>2531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621" calcext:value-type="float">
            <text:p>0.0901621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6192" calcext:value-type="float">
            <text:p>2561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2226" calcext:value-type="float">
            <text:p>0.0602226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8" calcext:value-type="float">
            <text:p>0.018996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354450" calcext:value-type="float">
            <text:p>13544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2298" calcext:value-type="float">
            <text:p>0.0602298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48" calcext:value-type="float">
            <text:p>0.01899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292460" calcext:value-type="float">
            <text:p>12924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98081" calcext:value-type="float">
            <text:p>0.059808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44" calcext:value-type="float">
            <text:p>0.018964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24" calcext:value-type="float">
            <text:p>0.144324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6302" calcext:value-type="float">
            <text:p>0.000776302</text:p>
          </table:table-cell>
          <table:table-cell office:value-type="float" office:value="1286130" calcext:value-type="float">
            <text:p>1286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1251" calcext:value-type="float">
            <text:p>0.0811251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02" calcext:value-type="float">
            <text:p>0.020820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65950" calcext:value-type="float">
            <text:p>12659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2101" calcext:value-type="float">
            <text:p>0.0812101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184" calcext:value-type="float">
            <text:p>0.020818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74300" calcext:value-type="float">
            <text:p>1274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4524" calcext:value-type="float">
            <text:p>0.0804524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302115" calcext:value-type="float">
            <text:p>0.0302115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9932" calcext:value-type="float">
            <text:p>0.00139932</text:p>
          </table:table-cell>
          <table:table-cell office:value-type="float" office:value="1271510" calcext:value-type="float">
            <text:p>12715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6121" calcext:value-type="float">
            <text:p>0.098612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59" calcext:value-type="float">
            <text:p>0.0225959</text:p>
          </table:table-cell>
          <table:table-cell office:value-type="float" office:value="0.033389" calcext:value-type="float">
            <text:p>0.03338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82980" calcext:value-type="float">
            <text:p>12829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6693" calcext:value-type="float">
            <text:p>0.098669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37" calcext:value-type="float">
            <text:p>0.022593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390" calcext:value-type="float">
            <text:p>12493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12" calcext:value-type="float">
            <text:p>0.0225212</text:p>
          </table:table-cell>
          <table:table-cell office:value-type="float" office:value="0.0332717" calcext:value-type="float">
            <text:p>0.0332717</text:p>
          </table:table-cell>
          <table:table-cell office:value-type="float" office:value="0.128699" calcext:value-type="float">
            <text:p>0.128699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1234790" calcext:value-type="float">
            <text:p>12347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4358" calcext:value-type="float">
            <text:p>0.0574358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526" calcext:value-type="float">
            <text:p>0.015452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3388" calcext:value-type="float">
            <text:p>253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55237" calcext:value-type="float">
            <text:p>255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0105" calcext:value-type="float">
            <text:p>0.057010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242" calcext:value-type="float">
            <text:p>0.015424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52854" calcext:value-type="float">
            <text:p>2528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315" calcext:value-type="float">
            <text:p>0.079631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248" calcext:value-type="float">
            <text:p>0.017224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50461" calcext:value-type="float">
            <text:p>2504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7702" calcext:value-type="float">
            <text:p>0.0797702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236" calcext:value-type="float">
            <text:p>0.0172236</text:p>
          </table:table-cell>
          <table:table-cell office:value-type="float" office:value="0.0255183" calcext:value-type="float">
            <text:p>0.0255183</text:p>
          </table:table-cell>
          <table:table-cell office:value-type="float" office:value="0.12322" calcext:value-type="float">
            <text:p>0.12322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49965" calcext:value-type="float">
            <text:p>2499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368" calcext:value-type="float">
            <text:p>0.0785368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792" calcext:value-type="float">
            <text:p>0.0171792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6043" calcext:value-type="float">
            <text:p>0.126043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0125" calcext:value-type="float">
            <text:p>2501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2008" calcext:value-type="float">
            <text:p>0.0982008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249" calcext:value-type="float">
            <text:p>0.0189249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506" calcext:value-type="float">
            <text:p>2445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2744" calcext:value-type="float">
            <text:p>0.098274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226" calcext:value-type="float">
            <text:p>0.0189226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796" calcext:value-type="float">
            <text:p>2447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6728" calcext:value-type="float">
            <text:p>0.096672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633" calcext:value-type="float">
            <text:p>0.0188633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458" calcext:value-type="float">
            <text:p>244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89" calcext:value-type="float">
            <text:p>0.0112489</text:p>
          </table:table-cell>
          <table:table-cell office:value-type="float" office:value="0.0170648" calcext:value-type="float">
            <text:p>0.017064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3456" calcext:value-type="float">
            <text:p>223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628" calcext:value-type="float">
            <text:p>0.0497628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23142" calcext:value-type="float">
            <text:p>223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187" calcext:value-type="float">
            <text:p>0.049318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0.0112181" calcext:value-type="float">
            <text:p>0.0112181</text:p>
          </table:table-cell>
          <table:table-cell office:value-type="float" office:value="0.0170358" calcext:value-type="float">
            <text:p>0.0170358</text:p>
          </table:table-cell>
          <table:table-cell office:value-type="float" office:value="0.119813" calcext:value-type="float">
            <text:p>0.119813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2939" calcext:value-type="float">
            <text:p>2229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95" calcext:value-type="float">
            <text:p>0.0717995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8237" calcext:value-type="float">
            <text:p>218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8321" calcext:value-type="float">
            <text:p>0.0718321</text:p>
          </table:table-cell>
          <table:table-cell office:value-type="float" office:value="0.0131363" calcext:value-type="float">
            <text:p>0.0131363</text:p>
          </table:table-cell>
          <table:table-cell office:value-type="float" office:value="0.0127669" calcext:value-type="float">
            <text:p>0.012766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767" calcext:value-type="float">
            <text:p>0.11676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9672" calcext:value-type="float">
            <text:p>219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248" calcext:value-type="float">
            <text:p>0.012724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8130" calcext:value-type="float">
            <text:p>21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209" calcext:value-type="float">
            <text:p>0.0911209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24" calcext:value-type="float">
            <text:p>0.014262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138" calcext:value-type="float">
            <text:p>2151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848" calcext:value-type="float">
            <text:p>0.0895848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0.0142085" calcext:value-type="float">
            <text:p>0.0142085</text:p>
          </table:table-cell>
          <table:table-cell office:value-type="float" office:value="0.0223285" calcext:value-type="float">
            <text:p>0.0223285</text:p>
          </table:table-cell>
          <table:table-cell office:value-type="float" office:value="0.110418" calcext:value-type="float">
            <text:p>0.110418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993" calcext:value-type="float">
            <text:p>2149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6" calcext:value-type="float">
            <text:p>0.01849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29" calcext:value-type="float">
            <text:p>0.14602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6901" calcext:value-type="float">
            <text:p>756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89657" calcext:value-type="float">
            <text:p>0.0589657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0766" calcext:value-type="float">
            <text:p>7607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5536" calcext:value-type="float">
            <text:p>0.0585536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3" calcext:value-type="float">
            <text:p>0.018467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46" calcext:value-type="float">
            <text:p>0.14764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355" calcext:value-type="float">
            <text:p>0.538355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756336" calcext:value-type="float">
            <text:p>756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561" calcext:value-type="float">
            <text:p>0.0802561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3087" calcext:value-type="float">
            <text:p>7530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3394" calcext:value-type="float">
            <text:p>0.0803394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46" calcext:value-type="float">
            <text:p>0.020244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6047" calcext:value-type="float">
            <text:p>7560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557" calcext:value-type="float">
            <text:p>0.0796557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08" calcext:value-type="float">
            <text:p>0.020200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01" calcext:value-type="float">
            <text:p>0.139201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51725" calcext:value-type="float">
            <text:p>7517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9106" calcext:value-type="float">
            <text:p>0.0979106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6416" calcext:value-type="float">
            <text:p>7464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9612" calcext:value-type="float">
            <text:p>0.09796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7705" calcext:value-type="float">
            <text:p>7477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1783" calcext:value-type="float">
            <text:p>0.0961783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085" calcext:value-type="float">
            <text:p>0.021908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12" calcext:value-type="float">
            <text:p>0.127912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751634" calcext:value-type="float">
            <text:p>751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861" calcext:value-type="float">
            <text:p>0.0568861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45" calcext:value-type="float">
            <text:p>0.0150345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29663" calcext:value-type="float">
            <text:p>2296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8046" calcext:value-type="float">
            <text:p>0.056804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31" calcext:value-type="float">
            <text:p>0.0150331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29697" calcext:value-type="float">
            <text:p>2296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4834" calcext:value-type="float">
            <text:p>0.056483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9049" calcext:value-type="float">
            <text:p>0.53904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28721" calcext:value-type="float">
            <text:p>2287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2123" calcext:value-type="float">
            <text:p>0.0792123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28" calcext:value-type="float">
            <text:p>0.016762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541" calcext:value-type="float">
            <text:p>2285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441" calcext:value-type="float">
            <text:p>0.079344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08" calcext:value-type="float">
            <text:p>0.0167608</text:p>
          </table:table-cell>
          <table:table-cell office:value-type="float" office:value="0.0248834" calcext:value-type="float">
            <text:p>0.0248834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213" calcext:value-type="float">
            <text:p>2282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439" calcext:value-type="float">
            <text:p>0.078143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259" calcext:value-type="float">
            <text:p>0.0167259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28279" calcext:value-type="float">
            <text:p>228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7684" calcext:value-type="float">
            <text:p>0.097768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67" calcext:value-type="float">
            <text:p>0.0184567</text:p>
          </table:table-cell>
          <table:table-cell office:value-type="float" office:value="0.0279441" calcext:value-type="float">
            <text:p>0.027944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622" calcext:value-type="float">
            <text:p>2276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416" calcext:value-type="float">
            <text:p>0.0978416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53" calcext:value-type="float">
            <text:p>0.0184553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22513" calcext:value-type="float">
            <text:p>0.122513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8065" calcext:value-type="float">
            <text:p>2280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544" calcext:value-type="float">
            <text:p>0.096254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051" calcext:value-type="float">
            <text:p>0.0184051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876" calcext:value-type="float">
            <text:p>2278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7807" calcext:value-type="float">
            <text:p>0.0497807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99" calcext:value-type="float">
            <text:p>0.011189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0296" calcext:value-type="float">
            <text:p>220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018" calcext:value-type="float">
            <text:p>0.0497018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89" calcext:value-type="float">
            <text:p>0.011188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9555" calcext:value-type="float">
            <text:p>2195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2591" calcext:value-type="float">
            <text:p>0.0492591</text:p>
          </table:table-cell>
          <table:table-cell office:value-type="float" office:value="0.0108992" calcext:value-type="float">
            <text:p>0.0108992</text:p>
          </table:table-cell>
          <table:table-cell office:value-type="float" office:value="0.0111615" calcext:value-type="float">
            <text:p>0.0111615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9266" calcext:value-type="float">
            <text:p>2192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268" calcext:value-type="float">
            <text:p>0.0127268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8824" calcext:value-type="float">
            <text:p>0.11882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7063" calcext:value-type="float">
            <text:p>217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906" calcext:value-type="float">
            <text:p>0.0717906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2726" calcext:value-type="float">
            <text:p>0.012726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9452" calcext:value-type="float">
            <text:p>0.11945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7353" calcext:value-type="float">
            <text:p>2173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037" calcext:value-type="float">
            <text:p>0.0706037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6853" calcext:value-type="float">
            <text:p>0.012685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6829" calcext:value-type="float">
            <text:p>216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312" calcext:value-type="float">
            <text:p>0.091031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34" calcext:value-type="float">
            <text:p>0.014243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7991" calcext:value-type="float">
            <text:p>0.107991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484" calcext:value-type="float">
            <text:p>2144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083" calcext:value-type="float">
            <text:p>0.09110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562" calcext:value-type="float">
            <text:p>215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733" calcext:value-type="float">
            <text:p>0.0895733</text:p>
          </table:table-cell>
          <table:table-cell office:value-type="float" office:value="0.0144928" calcext:value-type="float">
            <text:p>0.0144928</text:p>
          </table:table-cell>
          <table:table-cell office:value-type="float" office:value="0.0141889" calcext:value-type="float">
            <text:p>0.014188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1116" calcext:value-type="float">
            <text:p>0.11111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549" calcext:value-type="float">
            <text:p>2145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669" calcext:value-type="float">
            <text:p>0.056966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7" calcext:value-type="float">
            <text:p>0.017999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49" calcext:value-type="float">
            <text:p>0.15234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405" calcext:value-type="float">
            <text:p>4804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6" calcext:value-type="float">
            <text:p>0.017998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64" calcext:value-type="float">
            <text:p>0.15236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394" calcext:value-type="float">
            <text:p>481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277" calcext:value-type="float">
            <text:p>0.0568277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5" calcext:value-type="float">
            <text:p>0.017973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220" calcext:value-type="float">
            <text:p>480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4928" calcext:value-type="float">
            <text:p>0.0794928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77964" calcext:value-type="float">
            <text:p>477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4796" calcext:value-type="float">
            <text:p>0.0794796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80066" calcext:value-type="float">
            <text:p>4800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872" calcext:value-type="float">
            <text:p>0.0785872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17" calcext:value-type="float">
            <text:p>0.0195717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6852" calcext:value-type="float">
            <text:p>0.466852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480634" calcext:value-type="float">
            <text:p>480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4821" calcext:value-type="float">
            <text:p>0.0974821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35" calcext:value-type="float">
            <text:p>0.0212635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1679" calcext:value-type="float">
            <text:p>481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3923" calcext:value-type="float">
            <text:p>0.097392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6" calcext:value-type="float">
            <text:p>0.0212626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4059" calcext:value-type="float">
            <text:p>484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7651" calcext:value-type="float">
            <text:p>0.095765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31" calcext:value-type="float">
            <text:p>0.02120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2021" calcext:value-type="float">
            <text:p>0.13202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507" calcext:value-type="float">
            <text:p>477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2325" calcext:value-type="float">
            <text:p>0.0562325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99" calcext:value-type="float">
            <text:p>0.014579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35" calcext:value-type="float">
            <text:p>0.142435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15463" calcext:value-type="float">
            <text:p>2154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4813" calcext:value-type="float">
            <text:p>2148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9203" calcext:value-type="float">
            <text:p>0.0559203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15" calcext:value-type="float">
            <text:p>0.01456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108" calcext:value-type="float">
            <text:p>0.14210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009" calcext:value-type="float">
            <text:p>0.540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970" calcext:value-type="float">
            <text:p>2149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83" calcext:value-type="float">
            <text:p>0.016178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459" calcext:value-type="float">
            <text:p>2154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641" calcext:value-type="float">
            <text:p>0.0793641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63" calcext:value-type="float">
            <text:p>0.016176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234" calcext:value-type="float">
            <text:p>2152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9662" calcext:value-type="float">
            <text:p>0.0779662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505" calcext:value-type="float">
            <text:p>0.0161505</text:p>
          </table:table-cell>
          <table:table-cell office:value-type="float" office:value="0.0240481" calcext:value-type="float">
            <text:p>0.0240481</text:p>
          </table:table-cell>
          <table:table-cell office:value-type="float" office:value="0.133317" calcext:value-type="float">
            <text:p>0.13331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15100" calcext:value-type="float">
            <text:p>215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5" calcext:value-type="float">
            <text:p>0.0978235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85" calcext:value-type="float">
            <text:p>0.0178285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488" calcext:value-type="float">
            <text:p>0.12648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94" calcext:value-type="float">
            <text:p>2148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73" calcext:value-type="float">
            <text:p>0.0178273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53" calcext:value-type="float">
            <text:p>214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752" calcext:value-type="float">
            <text:p>0.096275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73" calcext:value-type="float">
            <text:p>0.0177873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456" calcext:value-type="float">
            <text:p>0.128456</text:p>
          </table:table-cell>
          <table:table-cell office:value-type="float" office:value="0.0231214" calcext:value-type="float">
            <text:p>0.0231214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6507" calcext:value-type="float">
            <text:p>2165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256" calcext:value-type="float">
            <text:p>0.0498256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12987" calcext:value-type="float">
            <text:p>2129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943" calcext:value-type="float">
            <text:p>0.0497943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12677" calcext:value-type="float">
            <text:p>212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302" calcext:value-type="float">
            <text:p>0.0493302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74" calcext:value-type="float">
            <text:p>0.0109874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142602" calcext:value-type="float">
            <text:p>0.0142602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3594" calcext:value-type="float">
            <text:p>2135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154" calcext:value-type="float">
            <text:p>0.07215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404" calcext:value-type="float">
            <text:p>0.012540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584" calcext:value-type="float">
            <text:p>0.12058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4133" calcext:value-type="float">
            <text:p>2141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1366" calcext:value-type="float">
            <text:p>0.0721366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399" calcext:value-type="float">
            <text:p>0.0125399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2628" calcext:value-type="float">
            <text:p>2126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0028" calcext:value-type="float">
            <text:p>0.0710028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5052" calcext:value-type="float">
            <text:p>0.0125052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2313" calcext:value-type="float">
            <text:p>2123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5135" calcext:value-type="float">
            <text:p>0.0915135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999" calcext:value-type="float">
            <text:p>0.014099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760" calcext:value-type="float">
            <text:p>211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5831" calcext:value-type="float">
            <text:p>0.091583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319" calcext:value-type="float">
            <text:p>0.110319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351" calcext:value-type="float">
            <text:p>2113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9818" calcext:value-type="float">
            <text:p>0.0899818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508" calcext:value-type="float">
            <text:p>0.014050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12851" calcext:value-type="float">
            <text:p>0.112851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2242" calcext:value-type="float">
            <text:p>212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5692" calcext:value-type="float">
            <text:p>3456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727" calcext:value-type="float">
            <text:p>3467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8" calcext:value-type="float">
            <text:p>0.053998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8345" calcext:value-type="float">
            <text:p>3483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1211" calcext:value-type="float">
            <text:p>0.0771211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4" calcext:value-type="float">
            <text:p>0.0189434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607" calcext:value-type="float">
            <text:p>3476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1164" calcext:value-type="float">
            <text:p>0.0771164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9" calcext:value-type="float">
            <text:p>0.0189419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8538" calcext:value-type="float">
            <text:p>3485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3571" calcext:value-type="float">
            <text:p>0.0763571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7" calcext:value-type="float">
            <text:p>0.01890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011" calcext:value-type="float">
            <text:p>3470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44" calcext:value-type="float">
            <text:p>0.095684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6647" calcext:value-type="float">
            <text:p>346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6387" calcext:value-type="float">
            <text:p>0.0956387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24" calcext:value-type="float">
            <text:p>0.020482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343" calcext:value-type="float">
            <text:p>3473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9399" calcext:value-type="float">
            <text:p>0.0939399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8" calcext:value-type="float">
            <text:p>0.0204318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9903" calcext:value-type="float">
            <text:p>3499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7235" calcext:value-type="float">
            <text:p>0.0547235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4" calcext:value-type="float">
            <text:p>0.0141124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84" calcext:value-type="float">
            <text:p>2073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696" calcext:value-type="float">
            <text:p>0.054696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679" calcext:value-type="float">
            <text:p>207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4186" calcext:value-type="float">
            <text:p>0.0544186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209" calcext:value-type="float">
            <text:p>207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798" calcext:value-type="float">
            <text:p>0.0781798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98" calcext:value-type="float">
            <text:p>0.015539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8521" calcext:value-type="float">
            <text:p>0.45852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614" calcext:value-type="float">
            <text:p>2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3661" calcext:value-type="float">
            <text:p>0.0783661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78" calcext:value-type="float">
            <text:p>0.015537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528" calcext:value-type="float">
            <text:p>207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9802" calcext:value-type="float">
            <text:p>0.0769802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48" calcext:value-type="float">
            <text:p>0.0155148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339" calcext:value-type="float">
            <text:p>0.462339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07288" calcext:value-type="float">
            <text:p>2072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169" calcext:value-type="float">
            <text:p>0.096916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802" calcext:value-type="float">
            <text:p>0.017080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750" calcext:value-type="float">
            <text:p>207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201" calcext:value-type="float">
            <text:p>0.0969201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83" calcext:value-type="float">
            <text:p>0.0170783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464" calcext:value-type="float">
            <text:p>207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7563" calcext:value-type="float">
            <text:p>0.417563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578" calcext:value-type="float">
            <text:p>207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287" calcext:value-type="float">
            <text:p>0.049328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56" calcext:value-type="float">
            <text:p>0.010695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1" calcext:value-type="float">
            <text:p>0.13081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06508" calcext:value-type="float">
            <text:p>2065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297" calcext:value-type="float">
            <text:p>0.0492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8" calcext:value-type="float">
            <text:p>0.010694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2" calcext:value-type="float">
            <text:p>0.13082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07665" calcext:value-type="float">
            <text:p>2076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8569" calcext:value-type="float">
            <text:p>0.0488569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72" calcext:value-type="float">
            <text:p>0.0106772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457" calcext:value-type="float">
            <text:p>206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26" calcext:value-type="float">
            <text:p>0.0717926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514" calcext:value-type="float">
            <text:p>0.012151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854" calcext:value-type="float">
            <text:p>0.122854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690" calcext:value-type="float">
            <text:p>2066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774" calcext:value-type="float">
            <text:p>0.0717774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515" calcext:value-type="float">
            <text:p>0.012151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07696" calcext:value-type="float">
            <text:p>207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94" calcext:value-type="float">
            <text:p>0.0121194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896" calcext:value-type="float">
            <text:p>2068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142" calcext:value-type="float">
            <text:p>0.091142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9" calcext:value-type="float">
            <text:p>0.01366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990" calcext:value-type="float">
            <text:p>2069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2149" calcext:value-type="float">
            <text:p>0.0912149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2" calcext:value-type="float">
            <text:p>0.013665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395" calcext:value-type="float">
            <text:p>0.117395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273" calcext:value-type="float">
            <text:p>2062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6184" calcext:value-type="float">
            <text:p>0.0896184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216" calcext:value-type="float">
            <text:p>0.0136216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21277" calcext:value-type="float">
            <text:p>0.121277</text:p>
          </table:table-cell>
          <table:table-cell office:value-type="float" office:value="0.0184758" calcext:value-type="float">
            <text:p>0.018475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06164" calcext:value-type="float">
            <text:p>2061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275" calcext:value-type="float">
            <text:p>0.0569275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39" calcext:value-type="float">
            <text:p>0.15233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344" calcext:value-type="float">
            <text:p>480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161" calcext:value-type="float">
            <text:p>0.05701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5" calcext:value-type="float">
            <text:p>0.017998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54" calcext:value-type="float">
            <text:p>0.15235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547" calcext:value-type="float">
            <text:p>4815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335" calcext:value-type="float">
            <text:p>0.0567335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4" calcext:value-type="float">
            <text:p>0.017973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87" calcext:value-type="float">
            <text:p>0.15338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426" calcext:value-type="float">
            <text:p>4804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397" calcext:value-type="float">
            <text:p>0.0790397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79895" calcext:value-type="float">
            <text:p>4798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1365" calcext:value-type="float">
            <text:p>0.0791365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45" calcext:value-type="float">
            <text:p>0.0196145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81921" calcext:value-type="float">
            <text:p>481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3523" calcext:value-type="float">
            <text:p>0.0783523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09" calcext:value-type="float">
            <text:p>0.019570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7199" calcext:value-type="float">
            <text:p>0.467199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480927" calcext:value-type="float">
            <text:p>480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266" calcext:value-type="float">
            <text:p>0.0969266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" calcext:value-type="float">
            <text:p>0.021262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9542" calcext:value-type="float">
            <text:p>4795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13" calcext:value-type="float">
            <text:p>0.0212613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7136" calcext:value-type="float">
            <text:p>4771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772" calcext:value-type="float">
            <text:p>0.09517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16" calcext:value-type="float">
            <text:p>0.02120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1997" calcext:value-type="float">
            <text:p>0.13199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140" calcext:value-type="float">
            <text:p>477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0499" calcext:value-type="float">
            <text:p>0.0560499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9" calcext:value-type="float">
            <text:p>0.014578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826" calcext:value-type="float">
            <text:p>0.54182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5440" calcext:value-type="float">
            <text:p>2154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59808" calcext:value-type="float">
            <text:p>0.0559808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15504" calcext:value-type="float">
            <text:p>215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06" calcext:value-type="float">
            <text:p>0.0145606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719" calcext:value-type="float">
            <text:p>214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93" calcext:value-type="float">
            <text:p>0.0786393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57" calcext:value-type="float">
            <text:p>0.016175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4983" calcext:value-type="float">
            <text:p>2149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7706" calcext:value-type="float">
            <text:p>0.0787706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37" calcext:value-type="float">
            <text:p>0.016173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5109" calcext:value-type="float">
            <text:p>2151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5071" calcext:value-type="float">
            <text:p>0.0775071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477" calcext:value-type="float">
            <text:p>0.0161477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3248" calcext:value-type="float">
            <text:p>0.1332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16423" calcext:value-type="float">
            <text:p>216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1983" calcext:value-type="float">
            <text:p>0.0971983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42" calcext:value-type="float">
            <text:p>0.0178242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01" calcext:value-type="float">
            <text:p>2149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2617" calcext:value-type="float">
            <text:p>0.0972617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32" calcext:value-type="float">
            <text:p>0.0178232</text:p>
          </table:table-cell>
          <table:table-cell office:value-type="float" office:value="0.0269663" calcext:value-type="float">
            <text:p>0.0269663</text:p>
          </table:table-cell>
          <table:table-cell office:value-type="float" office:value="0.126938" calcext:value-type="float">
            <text:p>0.12693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64" calcext:value-type="float">
            <text:p>2149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53" calcext:value-type="float">
            <text:p>0.0956853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29" calcext:value-type="float">
            <text:p>0.0177829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298" calcext:value-type="float">
            <text:p>0.128298</text:p>
          </table:table-cell>
          <table:table-cell office:value-type="float" office:value="0.0230947" calcext:value-type="float">
            <text:p>0.0230947</text:p>
          </table:table-cell>
          <table:table-cell office:value-type="float" office:value="0.415481" calcext:value-type="float">
            <text:p>0.41548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700" calcext:value-type="float">
            <text:p>214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47" calcext:value-type="float">
            <text:p>0.011004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4303" calcext:value-type="float">
            <text:p>2143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4709" calcext:value-type="float">
            <text:p>0.049470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38" calcext:value-type="float">
            <text:p>0.011003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2874" calcext:value-type="float">
            <text:p>212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278" calcext:value-type="float">
            <text:p>0.0490278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38" calcext:value-type="float">
            <text:p>0.0109838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2913" calcext:value-type="float">
            <text:p>212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5664" calcext:value-type="float">
            <text:p>0.071566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301" calcext:value-type="float">
            <text:p>0.012530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491" calcext:value-type="float">
            <text:p>0.12049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2095" calcext:value-type="float">
            <text:p>2120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5963" calcext:value-type="float">
            <text:p>0.0715963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296" calcext:value-type="float">
            <text:p>0.0125296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431" calcext:value-type="float">
            <text:p>2124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4941" calcext:value-type="float">
            <text:p>0.012494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059" calcext:value-type="float">
            <text:p>2120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8902" calcext:value-type="float">
            <text:p>0.0908902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481" calcext:value-type="float">
            <text:p>2114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9659" calcext:value-type="float">
            <text:p>0.0909659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773" calcext:value-type="float">
            <text:p>0.01407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605" calcext:value-type="float">
            <text:p>2116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4279" calcext:value-type="float">
            <text:p>0.0894279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221811" calcext:value-type="float">
            <text:p>0.02218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92539" calcext:value-type="float">
            <text:p>0.0192539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1075" calcext:value-type="float">
            <text:p>2110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8072" calcext:value-type="float">
            <text:p>3480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158" calcext:value-type="float">
            <text:p>3461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53" calcext:value-type="float">
            <text:p>0.0539953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7767" calcext:value-type="float">
            <text:p>347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67843" calcext:value-type="float">
            <text:p>0.0767843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2" calcext:value-type="float">
            <text:p>0.0189432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562" calcext:value-type="float">
            <text:p>3475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69168" calcext:value-type="float">
            <text:p>0.0769168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6" calcext:value-type="float">
            <text:p>0.0189416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21" calcext:value-type="float">
            <text:p>0.14232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6257" calcext:value-type="float">
            <text:p>346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1723" calcext:value-type="float">
            <text:p>0.07617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67" calcext:value-type="float">
            <text:p>0.018906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250" calcext:value-type="float">
            <text:p>347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914" calcext:value-type="float">
            <text:p>0.095191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33" calcext:value-type="float">
            <text:p>0.0204833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159" calcext:value-type="float">
            <text:p>3471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2794" calcext:value-type="float">
            <text:p>0.095279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19" calcext:value-type="float">
            <text:p>0.0204819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8204" calcext:value-type="float">
            <text:p>348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4412" calcext:value-type="float">
            <text:p>0.093441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6500" calcext:value-type="float">
            <text:p>346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614" calcext:value-type="float">
            <text:p>0.054614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1" calcext:value-type="float">
            <text:p>0.0141121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09" calcext:value-type="float">
            <text:p>207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5895" calcext:value-type="float">
            <text:p>0.0545895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18" calcext:value-type="float">
            <text:p>0.0141118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2" calcext:value-type="float">
            <text:p>0.1491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282" calcext:value-type="float">
            <text:p>2072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2892" calcext:value-type="float">
            <text:p>0.0542892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411" calcext:value-type="float">
            <text:p>2074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7045" calcext:value-type="float">
            <text:p>0.0777045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85" calcext:value-type="float">
            <text:p>0.015538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706" calcext:value-type="float">
            <text:p>2077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65" calcext:value-type="float">
            <text:p>0.015536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8284" calcext:value-type="float">
            <text:p>208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5641" calcext:value-type="float">
            <text:p>0.0765641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35" calcext:value-type="float">
            <text:p>0.0155135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687" calcext:value-type="float">
            <text:p>0.462687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07362" calcext:value-type="float">
            <text:p>2073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3259" calcext:value-type="float">
            <text:p>0.096325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782" calcext:value-type="float">
            <text:p>0.017078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15" calcext:value-type="float">
            <text:p>0.131215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414" calcext:value-type="float">
            <text:p>2074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3923" calcext:value-type="float">
            <text:p>0.0963923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64" calcext:value-type="float">
            <text:p>0.017076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8575" calcext:value-type="float">
            <text:p>20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47846" calcext:value-type="float">
            <text:p>0.0947846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09" calcext:value-type="float">
            <text:p>0.0170409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8605" calcext:value-type="float">
            <text:p>0.418605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905" calcext:value-type="float">
            <text:p>2079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6" calcext:value-type="float">
            <text:p>0.010694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861" calcext:value-type="float">
            <text:p>2068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39" calcext:value-type="float">
            <text:p>0.0106939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07392" calcext:value-type="float">
            <text:p>2073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5862" calcext:value-type="float">
            <text:p>0.0485862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969" calcext:value-type="float">
            <text:p>2069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187" calcext:value-type="float">
            <text:p>0.0712187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485" calcext:value-type="float">
            <text:p>0.012148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45" calcext:value-type="float">
            <text:p>0.12274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06039" calcext:value-type="float">
            <text:p>2060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2509" calcext:value-type="float">
            <text:p>0.071250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486" calcext:value-type="float">
            <text:p>0.0121486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681" calcext:value-type="float">
            <text:p>0.12268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556" calcext:value-type="float">
            <text:p>2065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0728" calcext:value-type="float">
            <text:p>0.0700728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63" calcext:value-type="float">
            <text:p>0.012116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418" calcext:value-type="float">
            <text:p>2064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536" calcext:value-type="float">
            <text:p>0.09053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05" calcext:value-type="float">
            <text:p>0.0136605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18" calcext:value-type="float">
            <text:p>206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615" calcext:value-type="float">
            <text:p>0.09061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65" calcext:value-type="float">
            <text:p>2067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083" calcext:value-type="float">
            <text:p>0.089083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154" calcext:value-type="float">
            <text:p>0.0136154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06820" calcext:value-type="float">
            <text:p>206820</text:p>
          </table:table-cell>
          <table:table-cell table:number-columns-repeated="1009"/>
        </table:table-row>
        <table:table-row table:style-name="ro1" table:number-rows-repeated="10476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1.A1:Data1.U94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5" loext:min-decimal-places="5" number:min-integer-digits="1" number:grouping="true"/>
    </number:number-style>
    <number:number-style style:name="N10124" number:language="en" number:country="US">
      <number:number number:decimal-places="6" loext:min-decimal-places="6" number:min-integer-digits="1" number:grouping="true"/>
    </number:number-style>
    <number:number-style style:name="N10125" number:language="en" number:country="US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0:41:54.224345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11:09:13.115774934</dc:date>
    <meta:editing-duration>PT3H30M31S</meta:editing-duration>
    <meta:editing-cycles>63</meta:editing-cycles>
    <meta:generator>LibreOffice/6.4.7.2$Linux_X86_64 LibreOffice_project/40$Build-2</meta:generator>
    <meta:document-statistic meta:table-count="1" meta:cell-count="15355" meta:object-count="0"/>
  </office:meta>
</office:document-meta>
</file>